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8.2pt"/>
    </style:style>
    <style:style style:name="co2" style:family="table-column">
      <style:table-column-properties fo:break-before="auto" style:column-width="515.91pt"/>
    </style:style>
    <style:style style:name="co3" style:family="table-column">
      <style:table-column-properties fo:break-before="auto" style:column-width="519pt"/>
    </style:style>
    <style:style style:name="co4" style:family="table-column">
      <style:table-column-properties fo:break-before="auto" style:column-width="519.76pt"/>
    </style:style>
    <style:style style:name="co5" style:family="table-column">
      <style:table-column-properties fo:break-before="auto" style:column-width="510.49pt"/>
    </style:style>
    <style:style style:name="co6" style:family="table-column">
      <style:table-column-properties fo:break-before="auto" style:column-width="532.91pt"/>
    </style:style>
    <style:style style:name="co7" style:family="table-column">
      <style:table-column-properties fo:break-before="auto" style:column-width="530.56pt"/>
    </style:style>
    <style:style style:name="co8" style:family="table-column">
      <style:table-column-properties fo:break-before="auto" style:column-width="539.86pt"/>
    </style:style>
    <style:style style:name="co9" style:family="table-column">
      <style:table-column-properties fo:break-before="auto" style:column-width="529pt"/>
    </style:style>
    <style:style style:name="co10" style:family="table-column">
      <style:table-column-properties fo:break-before="auto" style:column-width="525.15pt"/>
    </style:style>
    <style:style style:name="co11" style:family="table-column">
      <style:table-column-properties fo:break-before="auto" style:column-width="524.41pt"/>
    </style:style>
    <style:style style:name="co12" style:family="table-column">
      <style:table-column-properties fo:break-before="auto" style:column-width="557.6pt"/>
    </style:style>
    <style:style style:name="co13" style:family="table-column">
      <style:table-column-properties fo:break-before="auto" style:column-width="552.19pt"/>
    </style:style>
    <style:style style:name="co14" style:family="table-column">
      <style:table-column-properties fo:break-before="auto" style:column-width="529.8pt"/>
    </style:style>
    <style:style style:name="co15" style:family="table-column">
      <style:table-column-properties fo:break-before="auto" style:column-width="541.39pt"/>
    </style:style>
    <style:style style:name="co16" style:family="table-column">
      <style:table-column-properties fo:break-before="auto" style:column-width="550.66pt"/>
    </style:style>
    <style:style style:name="co17" style:family="table-column">
      <style:table-column-properties fo:break-before="auto" style:column-width="526.71pt"/>
    </style:style>
    <style:style style:name="co18" style:family="table-column">
      <style:table-column-properties fo:break-before="auto" style:column-width="536.74pt"/>
    </style:style>
    <style:style style:name="co19" style:family="table-column">
      <style:table-column-properties fo:break-before="auto" style:column-width="531.35pt"/>
    </style:style>
    <style:style style:name="co20" style:family="table-column">
      <style:table-column-properties fo:break-before="auto" style:column-width="539.04pt"/>
    </style:style>
    <style:style style:name="co21" style:family="table-column">
      <style:table-column-properties fo:break-before="auto" style:column-width="544.45pt"/>
    </style:style>
    <style:style style:name="co22" style:family="table-column">
      <style:table-column-properties fo:break-before="auto" style:column-width="559.9pt"/>
    </style:style>
    <style:style style:name="co23" style:family="table-column">
      <style:table-column-properties fo:break-before="auto" style:column-width="549.1pt"/>
    </style:style>
    <style:style style:name="co24" style:family="table-column">
      <style:table-column-properties fo:break-before="auto" style:column-width="522.11pt"/>
    </style:style>
    <style:style style:name="co25" style:family="table-column">
      <style:table-column-properties fo:break-before="auto" style:column-width="534.44pt"/>
    </style:style>
    <style:style style:name="co26" style:family="table-column">
      <style:table-column-properties fo:break-before="auto" style:column-width="546.8pt"/>
    </style:style>
    <style:style style:name="co27" style:family="table-column">
      <style:table-column-properties fo:break-before="auto" style:column-width="559.16pt"/>
    </style:style>
    <style:style style:name="co28" style:family="table-column">
      <style:table-column-properties fo:break-before="auto" style:column-width="548.31pt"/>
    </style:style>
    <style:style style:name="co29" style:family="table-column">
      <style:table-column-properties fo:break-before="auto" style:column-width="540.6pt"/>
    </style:style>
    <style:style style:name="co30" style:family="table-column">
      <style:table-column-properties fo:break-before="auto" style:column-width="546.01pt"/>
    </style:style>
    <style:style style:name="co31" style:family="table-column">
      <style:table-column-properties fo:break-before="auto" style:column-width="556.04pt"/>
    </style:style>
    <style:style style:name="co32" style:family="table-column">
      <style:table-column-properties fo:break-before="auto" style:column-width="547.54pt"/>
    </style:style>
    <style:style style:name="co33" style:family="table-column">
      <style:table-column-properties fo:break-before="auto" style:column-width="532.09pt"/>
    </style:style>
    <style:style style:name="co34" style:family="table-column">
      <style:table-column-properties fo:break-before="auto" style:column-width="542.89pt"/>
    </style:style>
    <style:style style:name="co35" style:family="table-column">
      <style:table-column-properties fo:break-before="auto" style:column-width="568.4pt"/>
    </style:style>
    <style:style style:name="co36" style:family="table-column">
      <style:table-column-properties fo:break-before="auto" style:column-width="533.65pt"/>
    </style:style>
    <style:style style:name="co37" style:family="table-column">
      <style:table-column-properties fo:break-before="auto" style:column-width="523.59pt"/>
    </style:style>
    <style:style style:name="co38" style:family="table-column">
      <style:table-column-properties fo:break-before="auto" style:column-width="545.24pt"/>
    </style:style>
    <style:style style:name="co39" style:family="table-column">
      <style:table-column-properties fo:break-before="auto" style:column-width="535.95pt"/>
    </style:style>
    <style:style style:name="co40" style:family="table-column">
      <style:table-column-properties fo:break-before="auto" style:column-width="561.46pt"/>
    </style:style>
    <style:style style:name="co41" style:family="table-column">
      <style:table-column-properties fo:break-before="auto" style:column-width="525.94pt"/>
    </style:style>
    <style:style style:name="co42" style:family="table-column">
      <style:table-column-properties fo:break-before="auto" style:column-width="535.21pt"/>
    </style:style>
    <style:style style:name="co43" style:family="table-column">
      <style:table-column-properties fo:break-before="auto" style:column-width="542.15pt"/>
    </style:style>
    <style:style style:name="co44" style:family="table-column">
      <style:table-column-properties fo:break-before="auto" style:column-width="572.26pt"/>
    </style:style>
    <style:style style:name="co45" style:family="table-column">
      <style:table-column-properties fo:break-before="auto" style:column-width="551.4pt"/>
    </style:style>
    <style:style style:name="co46" style:family="table-column">
      <style:table-column-properties fo:break-before="auto" style:column-width="537.51pt"/>
    </style:style>
    <style:style style:name="co47" style:family="table-column">
      <style:table-column-properties fo:break-before="auto" style:column-width="549.84pt"/>
    </style:style>
    <style:style style:name="co48" style:family="table-column">
      <style:table-column-properties fo:break-before="auto" style:column-width="552.95pt"/>
    </style:style>
    <style:style style:name="co49" style:family="table-column">
      <style:table-column-properties fo:break-before="auto" style:column-width="556.81pt"/>
    </style:style>
    <style:style style:name="co50" style:family="table-column">
      <style:table-column-properties fo:break-before="auto" style:column-width="520.55pt"/>
    </style:style>
    <style:style style:name="co51" style:family="table-column">
      <style:table-column-properties fo:break-before="auto" style:column-width="538.3pt"/>
    </style:style>
    <style:style style:name="co52" style:family="table-column">
      <style:table-column-properties fo:break-before="auto" style:column-width="555.25pt"/>
    </style:style>
    <style:style style:name="co53" style:family="table-column">
      <style:table-column-properties fo:break-before="auto" style:column-width="562.99pt"/>
    </style:style>
    <style:style style:name="co54" style:family="table-column">
      <style:table-column-properties fo:break-before="auto" style:column-width="517.44pt"/>
    </style:style>
    <style:style style:name="co55" style:family="table-column">
      <style:table-column-properties fo:break-before="auto" style:column-width="528.24pt"/>
    </style:style>
    <style:style style:name="co56" style:family="table-column">
      <style:table-column-properties fo:break-before="auto" style:column-width="543.71pt"/>
    </style:style>
    <style:style style:name="co57" style:family="table-column">
      <style:table-column-properties fo:break-before="auto" style:column-width="562.2pt"/>
    </style:style>
    <style:style style:name="co58" style:family="table-column">
      <style:table-column-properties fo:break-before="auto" style:column-width="522.85pt"/>
    </style:style>
    <style:style style:name="co59" style:family="table-column">
      <style:table-column-properties fo:break-before="auto" style:column-width="570.7pt"/>
    </style:style>
    <style:style style:name="co60" style:family="table-column">
      <style:table-column-properties fo:break-before="auto" style:column-width="527.5pt"/>
    </style:style>
    <style:style style:name="co61" style:family="table-column">
      <style:table-column-properties fo:break-before="auto" style:column-width="576.11pt"/>
    </style:style>
    <style:style style:name="co62" style:family="table-column">
      <style:table-column-properties fo:break-before="auto" style:column-width="571.49pt"/>
    </style:style>
    <style:style style:name="co63" style:family="table-column">
      <style:table-column-properties fo:break-before="auto" style:column-width="577.64pt"/>
    </style:style>
    <style:style style:name="co64" style:family="table-column">
      <style:table-column-properties fo:break-before="auto" style:column-width="566.84pt"/>
    </style:style>
    <style:style style:name="co65" style:family="table-column">
      <style:table-column-properties fo:break-before="auto" style:column-width="573.05pt"/>
    </style:style>
    <style:style style:name="co66" style:family="table-column">
      <style:table-column-properties fo:break-before="auto" style:column-width="64.01pt"/>
    </style:style>
    <style:style style:name="co67" style:family="table-column">
      <style:table-column-properties fo:break-before="auto" style:column-width="143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nbeth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number-columns-repeated="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number-columns-repeated="2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" table:default-cell-style-name="Default"/>
        <table:table-column table:style-name="co9" table:default-cell-style-name="Default"/>
        <table:table-column table:style-name="co26" table:number-columns-repeated="2" table:default-cell-style-name="Default"/>
        <table:table-column table:style-name="co39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25" table:default-cell-style-name="Default"/>
        <table:table-column table:style-name="co8" table:default-cell-style-name="Default"/>
        <table:table-column table:style-name="co41" table:number-columns-repeated="2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9" table:default-cell-style-name="Default"/>
        <table:table-column table:style-name="co42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43" table:number-columns-repeated="2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7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7" table:default-cell-style-name="Default"/>
        <table:table-column table:style-name="co47" table:default-cell-style-name="Default"/>
        <table:table-column table:style-name="co49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0" table:number-columns-repeated="2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" table:default-cell-style-name="Default"/>
        <table:table-column table:style-name="co32" table:default-cell-style-name="Default"/>
        <table:table-column table:style-name="co7" table:default-cell-style-name="Default"/>
        <table:table-column table:style-name="co47" table:default-cell-style-name="Default"/>
        <table:table-column table:style-name="co52" table:default-cell-style-name="Default"/>
        <table:table-column table:style-name="co8" table:default-cell-style-name="Default"/>
        <table:table-column table:style-name="co13" table:number-columns-repeated="2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1" table:number-columns-repeated="2" table:default-cell-style-name="Default"/>
        <table:table-column table:style-name="co7" table:default-cell-style-name="Default"/>
        <table:table-column table:style-name="co39" table:default-cell-style-name="Default"/>
        <table:table-column table:style-name="co46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43" table:default-cell-style-name="Default"/>
        <table:table-column table:style-name="co16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1" table:number-columns-repeated="2" table:default-cell-style-name="Default"/>
        <table:table-column table:style-name="co22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56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4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6" table:number-columns-repeated="2" table:default-cell-style-name="Default"/>
        <table:table-column table:style-name="co32" table:default-cell-style-name="Default"/>
        <table:table-column table:style-name="co49" table:default-cell-style-name="Default"/>
        <table:table-column table:style-name="co42" table:default-cell-style-name="Default"/>
        <table:table-column table:style-name="co15" table:default-cell-style-name="Default"/>
        <table:table-column table:style-name="co57" table:default-cell-style-name="Default"/>
        <table:table-column table:style-name="co45" table:default-cell-style-name="Default"/>
        <table:table-column table:style-name="co39" table:default-cell-style-name="Default"/>
        <table:table-column table:style-name="co49" table:number-columns-repeated="2" table:default-cell-style-name="Default"/>
        <table:table-column table:style-name="co30" table:number-columns-repeated="2" table:default-cell-style-name="Default"/>
        <table:table-column table:style-name="co26" table:default-cell-style-name="Default"/>
        <table:table-column table:style-name="co2" table:default-cell-style-name="Default"/>
        <table:table-column table:style-name="co47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31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51" table:number-columns-repeated="2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39" table:number-columns-repeated="2" table:default-cell-style-name="Default"/>
        <table:table-column table:style-name="co28" table:number-columns-repeated="2" table:default-cell-style-name="Default"/>
        <table:table-column table:style-name="co25" table:number-columns-repeated="2" table:default-cell-style-name="Default"/>
        <table:table-column table:style-name="co42" table:default-cell-style-name="Default"/>
        <table:table-column table:style-name="co54" table:default-cell-style-name="Default"/>
        <table:table-column table:style-name="co58" table:default-cell-style-name="Default"/>
        <table:table-column table:style-name="co56" table:number-columns-repeated="2" table:default-cell-style-name="Default"/>
        <table:table-column table:style-name="co36" table:default-cell-style-name="Default"/>
        <table:table-column table:style-name="co18" table:number-columns-repeated="2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56" table:default-cell-style-name="Default"/>
        <table:table-column table:style-name="co20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36" table:default-cell-style-name="Default"/>
        <table:table-column table:style-name="co59" table:default-cell-style-name="Default"/>
        <table:table-column table:style-name="co22" table:default-cell-style-name="Default"/>
        <table:table-column table:style-name="co45" table:number-columns-repeated="2" table:default-cell-style-name="Default"/>
        <table:table-column table:style-name="co4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33" table:default-cell-style-name="Default"/>
        <table:table-column table:style-name="co60" table:default-cell-style-name="Default"/>
        <table:table-column table:style-name="co41" table:number-columns-repeated="2" table:default-cell-style-name="Default"/>
        <table:table-column table:style-name="co33" table:default-cell-style-name="Default"/>
        <table:table-column table:style-name="co51" table:number-columns-repeated="2" table:default-cell-style-name="Default"/>
        <table:table-column table:style-name="co47" table:default-cell-style-name="Default"/>
        <table:table-column table:style-name="co54" table:default-cell-style-name="Default"/>
        <table:table-column table:style-name="co58" table:default-cell-style-name="Default"/>
        <table:table-column table:style-name="co25" table:default-cell-style-name="Default"/>
        <table:table-column table:style-name="co45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61" table:default-cell-style-name="Default"/>
        <table:table-column table:style-name="co59" table:default-cell-style-name="Default"/>
        <table:table-column table:style-name="co62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39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5" table:default-cell-style-name="Default"/>
        <table:table-column table:style-name="co38" table:default-cell-style-name="Default"/>
        <table:table-column table:style-name="co43" table:number-columns-repeated="2" table:default-cell-style-name="Default"/>
        <table:table-column table:style-name="co46" table:number-columns-repeated="3" table:default-cell-style-name="Default"/>
        <table:table-column table:style-name="co60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8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26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{'askQty': '0.14000000', 'bidQty': '1.05300000', 'symbol': 'ETHBTC', 'bidPrice': '0.06278100', 'askPrice': '0.06284500'}</text:p>
          </table:table-cell>
          <table:table-cell office:value-type="string" calcext:value-type="string">
            <text:p>{'askQty': '9.96000000', 'bidQty': '6.79000000', 'symbol': 'LTCBTC', 'bidPrice': '0.01581700', 'askPrice': '0.01582900'}</text:p>
          </table:table-cell>
          <table:table-cell office:value-type="string" calcext:value-type="string">
            <text:p>{'askQty': '9.99000000', 'bidQty': '0.82000000', 'symbol': 'BNBBTC', 'bidPrice': '0.00170380', 'askPrice': '0.00170560'}</text:p>
          </table:table-cell>
          <table:table-cell office:value-type="string" calcext:value-type="string">
            <text:p>{'askQty': '0.13000000', 'bidQty': '0.24000000', 'symbol': 'NEOBTC', 'bidPrice': '0.00792500', 'askPrice': '0.00792700'}</text:p>
          </table:table-cell>
          <table:table-cell office:value-type="string" calcext:value-type="string">
            <text:p>{'askQty': '0.00000000', 'bidQty': '0.00000000', 'symbol': '123456', 'bidPrice': '0.00000000', 'askPrice': '0.00000000'}</text:p>
          </table:table-cell>
          <table:table-cell office:value-type="string" calcext:value-type="string">
            <text:p>{'askQty': '1.01000000', 'bidQty': '71.00000000', 'symbol': 'QTUMETH', 'bidPrice': '0.03168300', 'askPrice': '0.03176000'}</text:p>
          </table:table-cell>
          <table:table-cell office:value-type="string" calcext:value-type="string">
            <text:p>{'askQty': '51.32000000', 'bidQty': '14.00000000', 'symbol': 'EOSETH', 'bidPrice': '0.01759000', 'askPrice': '0.01762300'}</text:p>
          </table:table-cell>
          <table:table-cell office:value-type="string" calcext:value-type="string">
            <text:p>{'askQty': '2955.00000000', 'bidQty': '45.00000000', 'symbol': 'SNTETH', 'bidPrice': '0.00022568', 'askPrice': '0.00022594'}</text:p>
          </table:table-cell>
          <table:table-cell office:value-type="string" calcext:value-type="string">
            <text:p>{'askQty': '21.96000000', 'bidQty': '63.00000000', 'symbol': 'BNTETH', 'bidPrice': '0.00605400', 'askPrice': '0.00607900'}</text:p>
          </table:table-cell>
          <table:table-cell office:value-type="string" calcext:value-type="string">
            <text:p>{'askQty': '2.54700000', 'bidQty': '0.31500000', 'symbol': 'BCCBTC', 'bidPrice': '0.09309400', 'askPrice': '0.09312100'}</text:p>
          </table:table-cell>
          <table:table-cell office:value-type="string" calcext:value-type="string">
            <text:p>{'askQty': '44.01000000', 'bidQty': '9.85000000', 'symbol': 'GASBTC', 'bidPrice': '0.00227800', 'askPrice': '0.00228400'}</text:p>
          </table:table-cell>
          <table:table-cell office:value-type="string" calcext:value-type="string">
            <text:p>{'askQty': '4.10000000', 'bidQty': '10.72000000', 'symbol': 'BNBETH', 'bidPrice': '0.02715200', 'askPrice': '0.02719100'}</text:p>
          </table:table-cell>
          <table:table-cell office:value-type="string" calcext:value-type="string">
            <text:p>{'askQty': '0.04071700', 'bidQty': '0.00772700', 'symbol': 'BTCUSDT', 'bidPrice': '8020.00000000', 'askPrice': '8021.00000000'}</text:p>
          </table:table-cell>
          <table:table-cell office:value-type="string" calcext:value-type="string">
            <text:p>{'askQty': '0.22600000', 'bidQty': '10.00000000', 'symbol': 'ETHUSDT', 'bidPrice': '503.36000000', 'askPrice': '503.89000000'}</text:p>
          </table:table-cell>
          <table:table-cell office:value-type="string" calcext:value-type="string">
            <text:p>{'askQty': '2.41000000', 'bidQty': '507.04000000', 'symbol': 'HSRBTC', 'bidPrice': '0.00083000', 'askPrice': '0.00083100'}</text:p>
          </table:table-cell>
          <table:table-cell office:value-type="string" calcext:value-type="string">
            <text:p>{'askQty': '530.00000000', 'bidQty': '992.00000000', 'symbol': 'OAXETH', 'bidPrice': '0.00118800', 'askPrice': '0.00119260'}</text:p>
          </table:table-cell>
          <table:table-cell office:value-type="string" calcext:value-type="string">
            <text:p>{'askQty': '3993.00000000', 'bidQty': '3615.00000000', 'symbol': 'DNTETH', 'bidPrice': '0.00013952', 'askPrice': '0.00014000'}</text:p>
          </table:table-cell>
          <table:table-cell office:value-type="string" calcext:value-type="string">
            <text:p>{'askQty': '0.79000000', 'bidQty': '17.00000000', 'symbol': 'MCOETH', 'bidPrice': '0.01330900', 'askPrice': '0.01337500'}</text:p>
          </table:table-cell>
          <table:table-cell office:value-type="string" calcext:value-type="string">
            <text:p>{'askQty': '564.00000000', 'bidQty': '136.00000000', 'symbol': 'ICNETH', 'bidPrice': '0.00234800', 'askPrice': '0.00235920'}</text:p>
          </table:table-cell>
          <table:table-cell office:value-type="string" calcext:value-type="string">
            <text:p>{'askQty': '4.89000000', 'bidQty': '37.06000000', 'symbol': 'MCOBTC', 'bidPrice': '0.00083700', 'askPrice': '0.00084000'}</text:p>
          </table:table-cell>
          <table:table-cell office:value-type="string" calcext:value-type="string">
            <text:p>{'askQty': '253.33000000', 'bidQty': '34.38000000', 'symbol': 'WTCBTC', 'bidPrice': '0.00137190', 'askPrice': '0.00137200'}</text:p>
          </table:table-cell>
          <table:table-cell office:value-type="string" calcext:value-type="string">
            <text:p>{'askQty': '29.33000000', 'bidQty': '34.37000000', 'symbol': 'WTCETH', 'bidPrice': '0.02179300', 'askPrice': '0.02188700'}</text:p>
          </table:table-cell>
          <table:table-cell office:value-type="string" calcext:value-type="string">
            <text:p>{'askQty': '761.00000000', 'bidQty': '470.00000000', 'symbol': 'LRCBTC', 'bidPrice': '0.00008003', 'askPrice': '0.00008019'}</text:p>
          </table:table-cell>
          <table:table-cell office:value-type="string" calcext:value-type="string">
            <text:p>{'askQty': '312.00000000', 'bidQty': '2003.00000000', 'symbol': 'LRCETH', 'bidPrice': '0.00127755', 'askPrice': '0.00128283'}</text:p>
          </table:table-cell>
          <table:table-cell office:value-type="string" calcext:value-type="string">
            <text:p>{'askQty': '1.27000000', 'bidQty': '97.32000000', 'symbol': 'QTUMBTC', 'bidPrice': '0.00199100', 'askPrice': '0.00199500'}</text:p>
          </table:table-cell>
          <table:table-cell office:value-type="string" calcext:value-type="string">
            <text:p>{'askQty': '8792.00000000', 'bidQty': '4482.00000000', 'symbol': 'YOYOBTC', 'bidPrice': '0.00001238', 'askPrice': '0.00001239'}</text:p>
          </table:table-cell>
          <table:table-cell office:value-type="string" calcext:value-type="string">
            <text:p>{'askQty': '3198.45000000', 'bidQty': '121.33000000', 'symbol': 'OMGBTC', 'bidPrice': '0.00167600', 'askPrice': '0.00167700'}</text:p>
          </table:table-cell>
          <table:table-cell office:value-type="string" calcext:value-type="string">
            <text:p>{'askQty': '2.98000000', 'bidQty': '2.52000000', 'symbol': 'OMGETH', 'bidPrice': '0.02667000', 'askPrice': '0.02676100'}</text:p>
          </table:table-cell>
          <table:table-cell office:value-type="string" calcext:value-type="string">
            <text:p>{'askQty': '29.00000000', 'bidQty': '343.00000000', 'symbol': 'ZRXBTC', 'bidPrice': '0.00008726', 'askPrice': '0.00008759'}</text:p>
          </table:table-cell>
          <table:table-cell office:value-type="string" calcext:value-type="string">
            <text:p>{'askQty': '81.00000000', 'bidQty': '199.00000000', 'symbol': 'ZRXETH', 'bidPrice': '0.00138864', 'askPrice': '0.00139762'}</text:p>
          </table:table-cell>
          <table:table-cell office:value-type="string" calcext:value-type="string">
            <text:p>{'askQty': '144.00000000', 'bidQty': '31.66000000', 'symbol': 'STRATBTC', 'bidPrice': '0.00057890', 'askPrice': '0.00058000'}</text:p>
          </table:table-cell>
          <table:table-cell office:value-type="string" calcext:value-type="string">
            <text:p>{'askQty': '52.00000000', 'bidQty': '14.40000000', 'symbol': 'STRATETH', 'bidPrice': '0.00919200', 'askPrice': '0.00925500'}</text:p>
          </table:table-cell>
          <table:table-cell office:value-type="string" calcext:value-type="string">
            <text:p>{'askQty': '656.00000000', 'bidQty': '7489.00000000', 'symbol': 'SNGLSBTC', 'bidPrice': '0.00001100', 'askPrice': '0.00001103'}</text:p>
          </table:table-cell>
          <table:table-cell office:value-type="string" calcext:value-type="string">
            <text:p>{'askQty': '790.00000000', 'bidQty': '34.00000000', 'symbol': 'SNGLSETH', 'bidPrice': '0.00017563', 'askPrice': '0.00017568'}</text:p>
          </table:table-cell>
          <table:table-cell office:value-type="string" calcext:value-type="string">
            <text:p>{'askQty': '4.00000000', 'bidQty': '180.00000000', 'symbol': 'BQXBTC', 'bidPrice': '0.00031670', 'askPrice': '0.00031671'}</text:p>
          </table:table-cell>
          <table:table-cell office:value-type="string" calcext:value-type="string">
            <text:p>{'askQty': '1600.00000000', 'bidQty': '13.00000000', 'symbol': 'BQXETH', 'bidPrice': '0.00503650', 'askPrice': '0.00504490'}</text:p>
          </table:table-cell>
          <table:table-cell office:value-type="string" calcext:value-type="string">
            <text:p>{'askQty': '180.00000000', 'bidQty': '272.00000000', 'symbol': 'KNCBTC', 'bidPrice': '0.00016596', 'askPrice': '0.00016667'}</text:p>
          </table:table-cell>
          <table:table-cell office:value-type="string" calcext:value-type="string">
            <text:p>{'askQty': '5555.00000000', 'bidQty': '269.00000000', 'symbol': 'KNCETH', 'bidPrice': '0.00263860', 'askPrice': '0.00264920'}</text:p>
          </table:table-cell>
          <table:table-cell office:value-type="string" calcext:value-type="string">
            <text:p>{'askQty': '27060.00000000', 'bidQty': '3323.00000000', 'symbol': 'FUNBTC', 'bidPrice': '0.00000480', 'askPrice': '0.00000481'}</text:p>
          </table:table-cell>
          <table:table-cell office:value-type="string" calcext:value-type="string">
            <text:p>{'askQty': '1299.00000000', 'bidQty': '1700.00000000', 'symbol': 'FUNETH', 'bidPrice': '0.00007647', 'askPrice': '0.00007649'}</text:p>
          </table:table-cell>
          <table:table-cell office:value-type="string" calcext:value-type="string">
            <text:p>{'askQty': '5156.00000000', 'bidQty': '178.00000000', 'symbol': 'SNMBTC', 'bidPrice': '0.00001774', 'askPrice': '0.00001784'}</text:p>
          </table:table-cell>
          <table:table-cell office:value-type="string" calcext:value-type="string">
            <text:p>{'askQty': '5386.00000000', 'bidQty': '466.00000000', 'symbol': 'SNMETH', 'bidPrice': '0.00028150', 'askPrice': '0.00028337'}</text:p>
          </table:table-cell>
          <table:table-cell office:value-type="string" calcext:value-type="string">
            <text:p>{'askQty': '2.40000000', 'bidQty': '0.62000000', 'symbol': 'NEOETH', 'bidPrice': '0.12607100', 'askPrice': '0.12622900'}</text:p>
          </table:table-cell>
          <table:table-cell office:value-type="string" calcext:value-type="string">
            <text:p>{'askQty': '16.00000000', 'bidQty': '51.00000000', 'symbol': 'IOTABTC', 'bidPrice': '0.00017057', 'askPrice': '0.00017061'}</text:p>
          </table:table-cell>
          <table:table-cell office:value-type="string" calcext:value-type="string">
            <text:p>{'askQty': '400.00000000', 'bidQty': '125.00000000', 'symbol': 'IOTAETH', 'bidPrice': '0.00271030', 'askPrice': '0.00272573'}</text:p>
          </table:table-cell>
          <table:table-cell office:value-type="string" calcext:value-type="string">
            <text:p>{'askQty': '384.00000000', 'bidQty': '1244.00000000', 'symbol': 'LINKBTC', 'bidPrice': '0.00004952', 'askPrice': '0.00004970'}</text:p>
          </table:table-cell>
          <table:table-cell office:value-type="string" calcext:value-type="string">
            <text:p>{'askQty': '250.00000000', 'bidQty': '1202.00000000', 'symbol': 'LINKETH', 'bidPrice': '0.00078606', 'askPrice': '0.00079301'}</text:p>
          </table:table-cell>
          <table:table-cell office:value-type="string" calcext:value-type="string">
            <text:p>{'askQty': '11368.00000000', 'bidQty': '128612.00000000', 'symbol': 'XVGBTC', 'bidPrice': '0.00001182', 'askPrice': '0.00001184'}</text:p>
          </table:table-cell>
          <table:table-cell office:value-type="string" calcext:value-type="string">
            <text:p>{'askQty': '549.00000000', 'bidQty': '117.00000000', 'symbol': 'XVGETH', 'bidPrice': '0.00018826', 'askPrice': '0.00018849'}</text:p>
          </table:table-cell>
          <table:table-cell office:value-type="string" calcext:value-type="string">
            <text:p>{'askQty': '108.50000000', 'bidQty': '220.50000000', 'symbol': 'SALTBTC', 'bidPrice': '0.00034080', 'askPrice': '0.00034140'}</text:p>
          </table:table-cell>
          <table:table-cell office:value-type="string" calcext:value-type="string">
            <text:p>{'askQty': '40.00000000', 'bidQty': '13.00000000', 'symbol': 'SALTETH', 'bidPrice': '0.00543000', 'askPrice': '0.00546100'}</text:p>
          </table:table-cell>
          <table:table-cell office:value-type="string" calcext:value-type="string">
            <text:p>{'askQty': '31.00000000', 'bidQty': '51.00000000', 'symbol': 'MDABTC', 'bidPrice': '0.00011441', 'askPrice': '0.00011503'}</text:p>
          </table:table-cell>
          <table:table-cell office:value-type="string" calcext:value-type="string">
            <text:p>{'askQty': '14.00000000', 'bidQty': '171.00000000', 'symbol': 'MDAETH', 'bidPrice': '0.00181670', 'askPrice': '0.00182770'}</text:p>
          </table:table-cell>
          <table:table-cell office:value-type="string" calcext:value-type="string">
            <text:p>{'askQty': '20.98000000', 'bidQty': '256.30000000', 'symbol': 'MTLBTC', 'bidPrice': '0.00047400', 'askPrice': '0.00047460'}</text:p>
          </table:table-cell>
          <table:table-cell office:value-type="string" calcext:value-type="string">
            <text:p>{'askQty': '52.90000000', 'bidQty': '1.88000000', 'symbol': 'MTLETH', 'bidPrice': '0.00754300', 'askPrice': '0.00758100'}</text:p>
          </table:table-cell>
          <table:table-cell office:value-type="string" calcext:value-type="string">
            <text:p>{'askQty': '371.00000000', 'bidQty': '1153.00000000', 'symbol': 'SUBBTC', 'bidPrice': '0.00006546', 'askPrice': '0.00006548'}</text:p>
          </table:table-cell>
          <table:table-cell office:value-type="string" calcext:value-type="string">
            <text:p>{'askQty': '315.00000000', 'bidQty': '300.00000000', 'symbol': 'SUBETH', 'bidPrice': '0.00103761', 'askPrice': '0.00104793'}</text:p>
          </table:table-cell>
          <table:table-cell office:value-type="string" calcext:value-type="string">
            <text:p>{'askQty': '127.06000000', 'bidQty': '112.00000000', 'symbol': 'EOSBTC', 'bidPrice': '0.00110520', 'askPrice': '0.00110580'}</text:p>
          </table:table-cell>
          <table:table-cell office:value-type="string" calcext:value-type="string">
            <text:p>{'askQty': '4952.00000000', 'bidQty': '499.00000000', 'symbol': 'SNTBTC', 'bidPrice': '0.00001413', 'askPrice': '0.00001414'}</text:p>
          </table:table-cell>
          <table:table-cell office:value-type="string" calcext:value-type="string">
            <text:p>{'askQty': '5.00000000', 'bidQty': '3.00000000', 'symbol': 'ETCETH', 'bidPrice': '0.03153100', 'askPrice': '0.03163700'}</text:p>
          </table:table-cell>
          <table:table-cell office:value-type="string" calcext:value-type="string">
            <text:p>{'askQty': '176.67000000', 'bidQty': '2.52000000', 'symbol': 'ETCBTC', 'bidPrice': '0.00198000', 'askPrice': '0.00198200'}</text:p>
          </table:table-cell>
          <table:table-cell office:value-type="string" calcext:value-type="string">
            <text:p>{'askQty': '9990.00000000', 'bidQty': '429.00000000', 'symbol': 'MTHBTC', 'bidPrice': '0.00001186', 'askPrice': '0.00001189'}</text:p>
          </table:table-cell>
          <table:table-cell office:value-type="string" calcext:value-type="string">
            <text:p>{'askQty': '443.00000000', 'bidQty': '4723.00000000', 'symbol': 'MTHETH', 'bidPrice': '0.00018911', 'askPrice': '0.00018992'}</text:p>
          </table:table-cell>
          <table:table-cell office:value-type="string" calcext:value-type="string">
            <text:p>{'askQty': '308.00000000', 'bidQty': '18.00000000', 'symbol': 'ENGBTC', 'bidPrice': '0.00022568', 'askPrice': '0.00022578'}</text:p>
          </table:table-cell>
          <table:table-cell office:value-type="string" calcext:value-type="string">
            <text:p>{'askQty': '228.00000000', 'bidQty': '100.00000000', 'symbol': 'ENGETH', 'bidPrice': '0.00358500', 'askPrice': '0.00359600'}</text:p>
          </table:table-cell>
          <table:table-cell office:value-type="string" calcext:value-type="string">
            <text:p>{'askQty': '37466.00000000', 'bidQty': '10103.00000000', 'symbol': 'DNTBTC', 'bidPrice': '0.00000879', 'askPrice': '0.00000880'}</text:p>
          </table:table-cell>
          <table:table-cell office:value-type="string" calcext:value-type="string">
            <text:p>{'askQty': '0.71700000', 'bidQty': '0.08800000', 'symbol': 'ZECBTC', 'bidPrice': '0.02886900', 'askPrice': '0.02890700'}</text:p>
          </table:table-cell>
          <table:table-cell office:value-type="string" calcext:value-type="string">
            <text:p>{'askQty': '0.62700000', 'bidQty': '0.47300000', 'symbol': 'ZECETH', 'bidPrice': '0.46009000', 'askPrice': '0.46069000'}</text:p>
          </table:table-cell>
          <table:table-cell office:value-type="string" calcext:value-type="string">
            <text:p>{'askQty': '30.00000000', 'bidQty': '30.00000000', 'symbol': 'BNTBTC', 'bidPrice': '0.00038069', 'askPrice': '0.00038287'}</text:p>
          </table:table-cell>
          <table:table-cell office:value-type="string" calcext:value-type="string">
            <text:p>{'askQty': '26.00000000', 'bidQty': '202.00000000', 'symbol': 'ASTBTC', 'bidPrice': '0.00004537', 'askPrice': '0.00004550'}</text:p>
          </table:table-cell>
          <table:table-cell office:value-type="string" calcext:value-type="string">
            <text:p>{'askQty': '222.00000000', 'bidQty': '301.00000000', 'symbol': 'ASTETH', 'bidPrice': '0.00072000', 'askPrice': '0.00072270'}</text:p>
          </table:table-cell>
          <table:table-cell office:value-type="string" calcext:value-type="string">
            <text:p>{'askQty': '1.79400000', 'bidQty': '0.21900000', 'symbol': 'DASHBTC', 'bidPrice': '0.04539600', 'askPrice': '0.04549700'}</text:p>
          </table:table-cell>
          <table:table-cell office:value-type="string" calcext:value-type="string">
            <text:p>{'askQty': '0.07800000', 'bidQty': '0.28000000', 'symbol': 'DASHETH', 'bidPrice': '0.72224000', 'askPrice': '0.72509000'}</text:p>
          </table:table-cell>
          <table:table-cell office:value-type="string" calcext:value-type="string">
            <text:p>{'askQty': '116.00000000', 'bidQty': '161.00000000', 'symbol': 'OAXBTC', 'bidPrice': '0.00007486', 'askPrice': '0.00007493'}</text:p>
          </table:table-cell>
          <table:table-cell office:value-type="string" calcext:value-type="string">
            <text:p>{'askQty': '83.00000000', 'bidQty': '477.00000000', 'symbol': 'ICNBTC', 'bidPrice': '0.00014795', 'askPrice': '0.00014853'}</text:p>
          </table:table-cell>
          <table:table-cell office:value-type="string" calcext:value-type="string">
            <text:p>{'askQty': '6.93000000', 'bidQty': '10.27000000', 'symbol': 'BTGBTC', 'bidPrice': '0.00573000', 'askPrice': '0.00573900'}</text:p>
          </table:table-cell>
          <table:table-cell office:value-type="string" calcext:value-type="string">
            <text:p>{'askQty': '0.25000000', 'bidQty': '0.25000000', 'symbol': 'BTGETH', 'bidPrice': '0.09096200', 'askPrice': '0.09163400'}</text:p>
          </table:table-cell>
          <table:table-cell office:value-type="string" calcext:value-type="string">
            <text:p>{'askQty': '35.00000000', 'bidQty': '1130.00000000', 'symbol': 'EVXBTC', 'bidPrice': '0.00015274', 'askPrice': '0.00015343'}</text:p>
          </table:table-cell>
          <table:table-cell office:value-type="string" calcext:value-type="string">
            <text:p>{'askQty': '39.00000000', 'bidQty': '519.00000000', 'symbol': 'EVXETH', 'bidPrice': '0.00243670', 'askPrice': '0.00243950'}</text:p>
          </table:table-cell>
          <table:table-cell office:value-type="string" calcext:value-type="string">
            <text:p>{'askQty': '107.00000000', 'bidQty': '450.00000000', 'symbol': 'REQBTC', 'bidPrice': '0.00002428', 'askPrice': '0.00002430'}</text:p>
          </table:table-cell>
          <table:table-cell office:value-type="string" calcext:value-type="string">
            <text:p>{'askQty': '91.00000000', 'bidQty': '201.00000000', 'symbol': 'REQETH', 'bidPrice': '0.00038648', 'askPrice': '0.00038894'}</text:p>
          </table:table-cell>
          <table:table-cell office:value-type="string" calcext:value-type="string">
            <text:p>{'askQty': '2603.00000000', 'bidQty': '625.00000000', 'symbol': 'VIBBTC', 'bidPrice': '0.00002097', 'askPrice': '0.00002108'}</text:p>
          </table:table-cell>
          <table:table-cell office:value-type="string" calcext:value-type="string">
            <text:p>{'askQty': '1285.00000000', 'bidQty': '417.00000000', 'symbol': 'VIBETH', 'bidPrice': '0.00033418', 'askPrice': '0.00033739'}</text:p>
          </table:table-cell>
          <table:table-cell office:value-type="string" calcext:value-type="string">
            <text:p>{'askQty': '12.22000000', 'bidQty': '14.00000000', 'symbol': 'HSRETH', 'bidPrice': '0.01321000', 'askPrice': '0.01325600'}</text:p>
          </table:table-cell>
          <table:table-cell office:value-type="string" calcext:value-type="string">
            <text:p>{'askQty': '120514.00000000', 'bidQty': '777186.00000000', 'symbol': 'TRXBTC', 'bidPrice': '0.00000507', 'askPrice': '0.00000508'}</text:p>
          </table:table-cell>
          <table:table-cell office:value-type="string" calcext:value-type="string">
            <text:p>{'askQty': '13593.00000000', 'bidQty': '55105.00000000', 'symbol': 'TRXETH', 'bidPrice': '0.00008069', 'askPrice': '0.00008082'}</text:p>
          </table:table-cell>
          <table:table-cell office:value-type="string" calcext:value-type="string">
            <text:p>{'askQty': '205.00000000', 'bidQty': '1466.00000000', 'symbol': 'POWRBTC', 'bidPrice': '0.00004869', 'askPrice': '0.00004889'}</text:p>
          </table:table-cell>
          <table:table-cell office:value-type="string" calcext:value-type="string">
            <text:p>{'askQty': '166.00000000', 'bidQty': '33.00000000', 'symbol': 'POWRETH', 'bidPrice': '0.00077520', 'askPrice': '0.00078054'}</text:p>
          </table:table-cell>
          <table:table-cell office:value-type="string" calcext:value-type="string">
            <text:p>{'askQty': '44.36000000', 'bidQty': '211.34000000', 'symbol': 'ARKBTC', 'bidPrice': '0.00032410', 'askPrice': '0.00032560'}</text:p>
          </table:table-cell>
          <table:table-cell office:value-type="string" calcext:value-type="string">
            <text:p>{'askQty': '192.26000000', 'bidQty': '2.71000000', 'symbol': 'ARKETH', 'bidPrice': '0.00514900', 'askPrice': '0.00516100'}</text:p>
          </table:table-cell>
          <table:table-cell office:value-type="string" calcext:value-type="string">
            <text:p>{'askQty': '3615.00000000', 'bidQty': '3720.00000000', 'symbol': 'YOYOETH', 'bidPrice': '0.00019663', 'askPrice': '0.00019783'}</text:p>
          </table:table-cell>
          <table:table-cell office:value-type="string" calcext:value-type="string">
            <text:p>{'askQty': '510.00000000', 'bidQty': '6075.00000000', 'symbol': 'XRPBTC', 'bidPrice': '0.00008105', 'askPrice': '0.00008111'}</text:p>
          </table:table-cell>
          <table:table-cell office:value-type="string" calcext:value-type="string">
            <text:p>{'askQty': '23406.00000000', 'bidQty': '219.00000000', 'symbol': 'XRPETH', 'bidPrice': '0.00128883', 'askPrice': '0.00128954'}</text:p>
          </table:table-cell>
          <table:table-cell office:value-type="string" calcext:value-type="string">
            <text:p>{'askQty': '73.15000000', 'bidQty': '396.72000000', 'symbol': 'MODBTC', 'bidPrice': '0.00027500', 'askPrice': '0.00027630'}</text:p>
          </table:table-cell>
          <table:table-cell office:value-type="string" calcext:value-type="string">
            <text:p>{'askQty': '56.29000000', 'bidQty': '5.86000000', 'symbol': 'MODETH', 'bidPrice': '0.00436900', 'askPrice': '0.00439000'}</text:p>
          </table:table-cell>
          <table:table-cell office:value-type="string" calcext:value-type="string">
            <text:p>{'askQty': '72139.00000000', 'bidQty': '127.00000000', 'symbol': 'ENJBTC', 'bidPrice': '0.00001413', 'askPrice': '0.00001415'}</text:p>
          </table:table-cell>
          <table:table-cell office:value-type="string" calcext:value-type="string">
            <text:p>{'askQty': '237.00000000', 'bidQty': '134.00000000', 'symbol': 'ENJETH', 'bidPrice': '0.00022494', 'askPrice': '0.00022497'}</text:p>
          </table:table-cell>
          <table:table-cell office:value-type="string" calcext:value-type="string">
            <text:p>{'askQty': '168.00000000', 'bidQty': '97.00000000', 'symbol': 'STORJBTC', 'bidPrice': '0.00011332', 'askPrice': '0.00011351'}</text:p>
          </table:table-cell>
          <table:table-cell office:value-type="string" calcext:value-type="string">
            <text:p>{'askQty': '2987.00000000', 'bidQty': '42.00000000', 'symbol': 'STORJETH', 'bidPrice': '0.00180010', 'askPrice': '0.00181210'}</text:p>
          </table:table-cell>
          <table:table-cell office:value-type="string" calcext:value-type="string">
            <text:p>{'askQty': '1.20000000', 'bidQty': '474.05000000', 'symbol': 'BNBUSDT', 'bidPrice': '13.65550000', 'askPrice': '13.66870000'}</text:p>
          </table:table-cell>
          <table:table-cell office:value-type="string" calcext:value-type="string">
            <text:p>{'askQty': '56.71000000', 'bidQty': '40.83000000', 'symbol': 'VENBNB', 'bidPrice': '0.24360000', 'askPrice': '0.24430000'}</text:p>
          </table:table-cell>
          <table:table-cell office:value-type="string" calcext:value-type="string">
            <text:p>{'askQty': '2523.33000000', 'bidQty': '70.62000000', 'symbol': 'YOYOBNB', 'bidPrice': '0.00724000', 'askPrice': '0.00732000'}</text:p>
          </table:table-cell>
          <table:table-cell office:value-type="string" calcext:value-type="string">
            <text:p>{'askQty': '1209.13000000', 'bidQty': '961.65000000', 'symbol': 'POWRBNB', 'bidPrice': '0.02849000', 'askPrice': '0.02880000'}</text:p>
          </table:table-cell>
          <table:table-cell office:value-type="string" calcext:value-type="string">
            <text:p>{'askQty': '936.00000000', 'bidQty': '8.00000000', 'symbol': 'VENBTC', 'bidPrice': '0.00041555', 'askPrice': '0.00041615'}</text:p>
          </table:table-cell>
          <table:table-cell office:value-type="string" calcext:value-type="string">
            <text:p>{'askQty': '202.00000000', 'bidQty': '107.00000000', 'symbol': 'VENETH', 'bidPrice': '0.00660369', 'askPrice': '0.00661999'}</text:p>
          </table:table-cell>
          <table:table-cell office:value-type="string" calcext:value-type="string">
            <text:p>{'askQty': '26.35000000', 'bidQty': '674.74000000', 'symbol': 'KMDBTC', 'bidPrice': '0.00042170', 'askPrice': '0.00042180'}</text:p>
          </table:table-cell>
          <table:table-cell office:value-type="string" calcext:value-type="string">
            <text:p>{'askQty': '10.00000000', 'bidQty': '62.00000000', 'symbol': 'KMDETH', 'bidPrice': '0.00670700', 'askPrice': '0.00675300'}</text:p>
          </table:table-cell>
          <table:table-cell office:value-type="string" calcext:value-type="string">
            <text:p>{'askQty': '62.95000000', 'bidQty': '100.00000000', 'symbol': 'NULSBNB', 'bidPrice': '0.16756000', 'askPrice': '0.16910000'}</text:p>
          </table:table-cell>
          <table:table-cell office:value-type="string" calcext:value-type="string">
            <text:p>{'askQty': '336.00000000', 'bidQty': '8275.00000000', 'symbol': 'RCNBTC', 'bidPrice': '0.00001454', 'askPrice': '0.00001461'}</text:p>
          </table:table-cell>
          <table:table-cell office:value-type="string" calcext:value-type="string">
            <text:p>{'askQty': '1839.00000000', 'bidQty': '260.00000000', 'symbol': 'RCNETH', 'bidPrice': '0.00023105', 'askPrice': '0.00023254'}</text:p>
          </table:table-cell>
          <table:table-cell office:value-type="string" calcext:value-type="string">
            <text:p>{'askQty': '724.68000000', 'bidQty': '20013.77000000', 'symbol': 'RCNBNB', 'bidPrice': '0.00849000', 'askPrice': '0.00855000'}</text:p>
          </table:table-cell>
          <table:table-cell office:value-type="string" calcext:value-type="string">
            <text:p>{'askQty': '282.00000000', 'bidQty': '100.00000000', 'symbol': 'NULSBTC', 'bidPrice': '0.00028700', 'askPrice': '0.00028702'}</text:p>
          </table:table-cell>
          <table:table-cell office:value-type="string" calcext:value-type="string">
            <text:p>{'askQty': '80.00000000', 'bidQty': '170.00000000', 'symbol': 'NULSETH', 'bidPrice': '0.00455394', 'askPrice': '0.00458515'}</text:p>
          </table:table-cell>
          <table:table-cell office:value-type="string" calcext:value-type="string">
            <text:p>{'askQty': '28.00000000', 'bidQty': '60.00000000', 'symbol': 'RDNBTC', 'bidPrice': '0.00020189', 'askPrice': '0.00020250'}</text:p>
          </table:table-cell>
          <table:table-cell office:value-type="string" calcext:value-type="string">
            <text:p>{'askQty': '20.00000000', 'bidQty': '51.00000000', 'symbol': 'RDNETH', 'bidPrice': '0.00321050', 'askPrice': '0.00322310'}</text:p>
          </table:table-cell>
          <table:table-cell office:value-type="string" calcext:value-type="string">
            <text:p>{'askQty': '56.00000000', 'bidQty': '56.00000000', 'symbol': 'RDNBNB', 'bidPrice': '0.11783000', 'askPrice': '0.11929000'}</text:p>
          </table:table-cell>
          <table:table-cell office:value-type="string" calcext:value-type="string">
            <text:p>{'askQty': '8.53300000', 'bidQty': '1.98500000', 'symbol': 'XMRBTC', 'bidPrice': '0.02419500', 'askPrice': '0.02419600'}</text:p>
          </table:table-cell>
          <table:table-cell office:value-type="string" calcext:value-type="string">
            <text:p>{'askQty': '0.82200000', 'bidQty': '0.09000000', 'symbol': 'XMRETH', 'bidPrice': '0.38531000', 'askPrice': '0.38643000'}</text:p>
          </table:table-cell>
          <table:table-cell office:value-type="string" calcext:value-type="string">
            <text:p>{'askQty': '140.00000000', 'bidQty': '130.00000000', 'symbol': 'DLTBNB', 'bidPrice': '0.01415000', 'askPrice': '0.01433000'}</text:p>
          </table:table-cell>
          <table:table-cell office:value-type="string" calcext:value-type="string">
            <text:p>{'askQty': '4.59000000', 'bidQty': '12.60000000', 'symbol': 'WTCBNB', 'bidPrice': '0.80220000', 'askPrice': '0.80740000'}</text:p>
          </table:table-cell>
          <table:table-cell office:value-type="string" calcext:value-type="string">
            <text:p>{'askQty': '655.00000000', 'bidQty': '1595.00000000', 'symbol': 'DLTBTC', 'bidPrice': '0.00002418', 'askPrice': '0.00002420'}</text:p>
          </table:table-cell>
          <table:table-cell office:value-type="string" calcext:value-type="string">
            <text:p>{'askQty': '557.00000000', 'bidQty': '611.00000000', 'symbol': 'DLTETH', 'bidPrice': '0.00038561', 'askPrice': '0.00038641'}</text:p>
          </table:table-cell>
          <table:table-cell office:value-type="string" calcext:value-type="string">
            <text:p>{'askQty': '3206.00000000', 'bidQty': '1187.00000000', 'symbol': 'AMBBTC', 'bidPrice': '0.00004210', 'askPrice': '0.00004214'}</text:p>
          </table:table-cell>
          <table:table-cell office:value-type="string" calcext:value-type="string">
            <text:p>{'askQty': '217.00000000', 'bidQty': '1310.00000000', 'symbol': 'AMBETH', 'bidPrice': '0.00067000', 'askPrice': '0.00067136'}</text:p>
          </table:table-cell>
          <table:table-cell office:value-type="string" calcext:value-type="string">
            <text:p>{'askQty': '200.00000000', 'bidQty': '1587.00000000', 'symbol': 'AMBBNB', 'bidPrice': '0.02459000', 'askPrice': '0.02492000'}</text:p>
          </table:table-cell>
          <table:table-cell office:value-type="string" calcext:value-type="string">
            <text:p>{'askQty': '0.10000000', 'bidQty': '0.19500000', 'symbol': 'BCCETH', 'bidPrice': '1.48191000', 'askPrice': '1.48659000'}</text:p>
          </table:table-cell>
          <table:table-cell office:value-type="string" calcext:value-type="string">
            <text:p>{'askQty': '0.02500000', 'bidQty': '0.04900000', 'symbol': 'BCCUSDT', 'bidPrice': '745.31000000', 'askPrice': '747.38000000'}</text:p>
          </table:table-cell>
          <table:table-cell office:value-type="string" calcext:value-type="string">
            <text:p>{'askQty': '0.88879000', 'bidQty': '0.06285000', 'symbol': 'BCCBNB', 'bidPrice': '54.64000000', 'askPrice': '54.68000000'}</text:p>
          </table:table-cell>
          <table:table-cell office:value-type="string" calcext:value-type="string">
            <text:p>{'askQty': '161.00000000', 'bidQty': '12674.00000000', 'symbol': 'BATBTC', 'bidPrice': '0.00003120', 'askPrice': '0.00003121'}</text:p>
          </table:table-cell>
          <table:table-cell office:value-type="string" calcext:value-type="string">
            <text:p>{'askQty': '1312.00000000', 'bidQty': '12673.00000000', 'symbol': 'BATETH', 'bidPrice': '0.00049567', 'askPrice': '0.00049968'}</text:p>
          </table:table-cell>
          <table:table-cell office:value-type="string" calcext:value-type="string">
            <text:p>{'askQty': '248.70000000', 'bidQty': '216.00000000', 'symbol': 'BATBNB', 'bidPrice': '0.01824000', 'askPrice': '0.01832000'}</text:p>
          </table:table-cell>
          <table:table-cell office:value-type="string" calcext:value-type="string">
            <text:p>{'askQty': '986.00000000', 'bidQty': '3053.00000000', 'symbol': 'BCPTBTC', 'bidPrice': '0.00005644', 'askPrice': '0.00005658'}</text:p>
          </table:table-cell>
          <table:table-cell office:value-type="string" calcext:value-type="string">
            <text:p>{'askQty': '1221.00000000', 'bidQty': '540.00000000', 'symbol': 'BCPTETH', 'bidPrice': '0.00089510', 'askPrice': '0.00090000'}</text:p>
          </table:table-cell>
          <table:table-cell office:value-type="string" calcext:value-type="string">
            <text:p>{'askQty': '150.00000000', 'bidQty': '13.41000000', 'symbol': 'BCPTBNB', 'bidPrice': '0.03313000', 'askPrice': '0.03318000'}</text:p>
          </table:table-cell>
          <table:table-cell office:value-type="string" calcext:value-type="string">
            <text:p>{'askQty': '42.00000000', 'bidQty': '39.00000000', 'symbol': 'ARNBTC', 'bidPrice': '0.00014456', 'askPrice': '0.00014519'}</text:p>
          </table:table-cell>
          <table:table-cell office:value-type="string" calcext:value-type="string">
            <text:p>{'askQty': '38.00000000', 'bidQty': '199.00000000', 'symbol': 'ARNETH', 'bidPrice': '0.00229516', 'askPrice': '0.00231062'}</text:p>
          </table:table-cell>
          <table:table-cell office:value-type="string" calcext:value-type="string">
            <text:p>{'askQty': '2.06000000', 'bidQty': '2.06000000', 'symbol': 'GVTBTC', 'bidPrice': '0.00241110', 'askPrice': '0.00241970'}</text:p>
          </table:table-cell>
          <table:table-cell office:value-type="string" calcext:value-type="string">
            <text:p>{'askQty': '11.00000000', 'bidQty': '11.88000000', 'symbol': 'GVTETH', 'bidPrice': '0.03841600', 'askPrice': '0.03868800'}</text:p>
          </table:table-cell>
          <table:table-cell office:value-type="string" calcext:value-type="string">
            <text:p>{'askQty': '28981.00000000', 'bidQty': '4765.00000000', 'symbol': 'CDTBTC', 'bidPrice': '0.00000560', 'askPrice': '0.00000564'}</text:p>
          </table:table-cell>
          <table:table-cell office:value-type="string" calcext:value-type="string">
            <text:p>{'askQty': '4000.00000000', 'bidQty': '10521.00000000', 'symbol': 'CDTETH', 'bidPrice': '0.00008897', 'askPrice': '0.00008969'}</text:p>
          </table:table-cell>
          <table:table-cell office:value-type="string" calcext:value-type="string">
            <text:p>{'askQty': '30.81000000', 'bidQty': '48.59000000', 'symbol': 'GXSBTC', 'bidPrice': '0.00037200', 'askPrice': '0.00037240'}</text:p>
          </table:table-cell>
          <table:table-cell office:value-type="string" calcext:value-type="string">
            <text:p>{'askQty': '85.18000000', 'bidQty': '308.95000000', 'symbol': 'GXSETH', 'bidPrice': '0.00590700', 'askPrice': '0.00592800'}</text:p>
          </table:table-cell>
          <table:table-cell office:value-type="string" calcext:value-type="string">
            <text:p>{'askQty': '2.11000000', 'bidQty': '4.32100000', 'symbol': 'NEOUSDT', 'bidPrice': '63.62200000', 'askPrice': '63.67500000'}</text:p>
          </table:table-cell>
          <table:table-cell office:value-type="string" calcext:value-type="string">
            <text:p>{'askQty': '3.00000000', 'bidQty': '4.08500000', 'symbol': 'NEOBNB', 'bidPrice': '4.63300000', 'askPrice': '4.65800000'}</text:p>
          </table:table-cell>
          <table:table-cell office:value-type="string" calcext:value-type="string">
            <text:p>{'askQty': '48275.00000000', 'bidQty': '58774.00000000', 'symbol': 'POEBTC', 'bidPrice': '0.00000549', 'askPrice': '0.00000550'}</text:p>
          </table:table-cell>
          <table:table-cell office:value-type="string" calcext:value-type="string">
            <text:p>{'askQty': '1685.00000000', 'bidQty': '32867.00000000', 'symbol': 'POEETH', 'bidPrice': '0.00008757', 'askPrice': '0.00008776'}</text:p>
          </table:table-cell>
          <table:table-cell office:value-type="string" calcext:value-type="string">
            <text:p>{'askQty': '505.00000000', 'bidQty': '8257.00000000', 'symbol': 'QSPBTC', 'bidPrice': '0.00001761', 'askPrice': '0.00001768'}</text:p>
          </table:table-cell>
          <table:table-cell office:value-type="string" calcext:value-type="string">
            <text:p>{'askQty': '5110.00000000', 'bidQty': '5000.00000000', 'symbol': 'QSPETH', 'bidPrice': '0.00028074', 'askPrice': '0.00028226'}</text:p>
          </table:table-cell>
          <table:table-cell office:value-type="string" calcext:value-type="string">
            <text:p>{'askQty': '392.48000000', 'bidQty': '787.59000000', 'symbol': 'QSPBNB', 'bidPrice': '0.01037000', 'askPrice': '0.01043000'}</text:p>
          </table:table-cell>
          <table:table-cell office:value-type="string" calcext:value-type="string">
            <text:p>{'askQty': '3329.00000000', 'bidQty': '5020.00000000', 'symbol': 'BTSBTC', 'bidPrice': '0.00002338', 'askPrice': '0.00002339'}</text:p>
          </table:table-cell>
          <table:table-cell office:value-type="string" calcext:value-type="string">
            <text:p>{'askQty': '1050.00000000', 'bidQty': '5019.00000000', 'symbol': 'BTSETH', 'bidPrice': '0.00037134', 'askPrice': '0.00037300'}</text:p>
          </table:table-cell>
          <table:table-cell office:value-type="string" calcext:value-type="string">
            <text:p>{'askQty': '275.00000000', 'bidQty': '935.00000000', 'symbol': 'BTSBNB', 'bidPrice': '0.01366000', 'askPrice': '0.01376000'}</text:p>
          </table:table-cell>
          <table:table-cell office:value-type="string" calcext:value-type="string">
            <text:p>{'askQty': '6.67000000', 'bidQty': '1.15000000', 'symbol': 'XZCBTC', 'bidPrice': '0.00411400', 'askPrice': '0.00411900'}</text:p>
          </table:table-cell>
          <table:table-cell office:value-type="string" calcext:value-type="string">
            <text:p>{'askQty': '14.30000000', 'bidQty': '3.40000000', 'symbol': 'XZCETH', 'bidPrice': '0.06520900', 'askPrice': '0.06563500'}</text:p>
          </table:table-cell>
          <table:table-cell office:value-type="string" calcext:value-type="string">
            <text:p>{'askQty': '1.52800000', 'bidQty': '5.97000000', 'symbol': 'XZCBNB', 'bidPrice': '2.39800000', 'askPrice': '2.43200000'}</text:p>
          </table:table-cell>
          <table:table-cell office:value-type="string" calcext:value-type="string">
            <text:p>{'askQty': '3.73000000', 'bidQty': '2.43000000', 'symbol': 'LSKBTC', 'bidPrice': '0.00125080', 'askPrice': '0.00125340'}</text:p>
          </table:table-cell>
          <table:table-cell office:value-type="string" calcext:value-type="string">
            <text:p>{'askQty': '37.87000000', 'bidQty': '31.80000000', 'symbol': 'LSKETH', 'bidPrice': '0.01991600', 'askPrice': '0.01998900'}</text:p>
          </table:table-cell>
          <table:table-cell office:value-type="string" calcext:value-type="string">
            <text:p>{'askQty': '3.36000000', 'bidQty': '13.49000000', 'symbol': 'LSKBNB', 'bidPrice': '0.73100000', 'askPrice': '0.73510000'}</text:p>
          </table:table-cell>
          <table:table-cell office:value-type="string" calcext:value-type="string">
            <text:p>{'askQty': '138.00000000', 'bidQty': '326.00000000', 'symbol': 'TNTBTC', 'bidPrice': '0.00001073', 'askPrice': '0.00001074'}</text:p>
          </table:table-cell>
          <table:table-cell office:value-type="string" calcext:value-type="string">
            <text:p>{'askQty': '1500.00000000', 'bidQty': '135.00000000', 'symbol': 'TNTETH', 'bidPrice': '0.00017013', 'askPrice': '0.00017143'}</text:p>
          </table:table-cell>
          <table:table-cell office:value-type="string" calcext:value-type="string">
            <text:p>{'askQty': '8165.00000000', 'bidQty': '7199.00000000', 'symbol': 'FUELBTC', 'bidPrice': '0.00000862', 'askPrice': '0.00000866'}</text:p>
          </table:table-cell>
          <table:table-cell office:value-type="string" calcext:value-type="string">
            <text:p>{'askQty': '2242.00000000', 'bidQty': '4979.00000000', 'symbol': 'FUELETH', 'bidPrice': '0.00013750', 'askPrice': '0.00013806'}</text:p>
          </table:table-cell>
          <table:table-cell office:value-type="string" calcext:value-type="string">
            <text:p>{'askQty': '5256.00000000', 'bidQty': '4000.00000000', 'symbol': 'MANABTC', 'bidPrice': '0.00001178', 'askPrice': '0.00001181'}</text:p>
          </table:table-cell>
          <table:table-cell office:value-type="string" calcext:value-type="string">
            <text:p>{'askQty': '1118.00000000', 'bidQty': '7153.00000000', 'symbol': 'MANAETH', 'bidPrice': '0.00018710', 'askPrice': '0.00018769'}</text:p>
          </table:table-cell>
          <table:table-cell office:value-type="string" calcext:value-type="string">
            <text:p>{'askQty': '1.25900000', 'bidQty': '2.90000000', 'symbol': 'BCDBTC', 'bidPrice': '0.00291300', 'askPrice': '0.00291800'}</text:p>
          </table:table-cell>
          <table:table-cell office:value-type="string" calcext:value-type="string">
            <text:p>{'askQty': '0.86800000', 'bidQty': '22.98400000', 'symbol': 'BCDETH', 'bidPrice': '0.04635000', 'askPrice': '0.04660000'}</text:p>
          </table:table-cell>
          <table:table-cell office:value-type="string" calcext:value-type="string">
            <text:p>{'askQty': '0.16200000', 'bidQty': '1.24600000', 'symbol': 'DGDBTC', 'bidPrice': '0.03000100', 'askPrice': '0.03011000'}</text:p>
          </table:table-cell>
          <table:table-cell office:value-type="string" calcext:value-type="string">
            <text:p>{'askQty': '5.39700000', 'bidQty': '0.20900000', 'symbol': 'DGDETH', 'bidPrice': '0.47653000', 'askPrice': '0.47888000'}</text:p>
          </table:table-cell>
          <table:table-cell office:value-type="string" calcext:value-type="string">
            <text:p>{'askQty': '13.87000000', 'bidQty': '1507.46000000', 'symbol': 'IOTABNB', 'bidPrice': '0.09950000', 'askPrice': '0.10016000'}</text:p>
          </table:table-cell>
          <table:table-cell office:value-type="string" calcext:value-type="string">
            <text:p>{'askQty': '80.00000000', 'bidQty': '197.00000000', 'symbol': 'ADXBTC', 'bidPrice': '0.00009108', 'askPrice': '0.00009113'}</text:p>
          </table:table-cell>
          <table:table-cell office:value-type="string" calcext:value-type="string">
            <text:p>{'askQty': '300.00000000', 'bidQty': '150.00000000', 'symbol': 'ADXETH', 'bidPrice': '0.00145130', 'askPrice': '0.00145340'}</text:p>
          </table:table-cell>
          <table:table-cell office:value-type="string" calcext:value-type="string">
            <text:p>{'askQty': '114.00000000', 'bidQty': '266.00000000', 'symbol': 'ADXBNB', 'bidPrice': '0.05317000', 'askPrice': '0.05348000'}</text:p>
          </table:table-cell>
          <table:table-cell office:value-type="string" calcext:value-type="string">
            <text:p>{'askQty': '19640.00000000', 'bidQty': '2560.00000000', 'symbol': 'ADABTC', 'bidPrice': '0.00002547', 'askPrice': '0.00002549'}</text:p>
          </table:table-cell>
          <table:table-cell office:value-type="string" calcext:value-type="string">
            <text:p>{'askQty': '1807.00000000', 'bidQty': '699.00000000', 'symbol': 'ADAETH', 'bidPrice': '0.00040513', 'askPrice': '0.00040551'}</text:p>
          </table:table-cell>
          <table:table-cell office:value-type="string" calcext:value-type="string">
            <text:p>{'askQty': '6.41000000', 'bidQty': '133.83000000', 'symbol': 'PPTBTC', 'bidPrice': '0.00194730', 'askPrice': '0.00195420'}</text:p>
          </table:table-cell>
          <table:table-cell office:value-type="string" calcext:value-type="string">
            <text:p>{'askQty': '0.60000000', 'bidQty': '110.47000000', 'symbol': 'PPTETH', 'bidPrice': '0.03113800', 'askPrice': '0.03114600'}</text:p>
          </table:table-cell>
          <table:table-cell office:value-type="string" calcext:value-type="string">
            <text:p>{'askQty': '1512.00000000', 'bidQty': '782.00000000', 'symbol': 'CMTBTC', 'bidPrice': '0.00001295', 'askPrice': '0.00001298'}</text:p>
          </table:table-cell>
          <table:table-cell office:value-type="string" calcext:value-type="string">
            <text:p>{'askQty': '360.00000000', 'bidQty': '5971.00000000', 'symbol': 'CMTETH', 'bidPrice': '0.00020623', 'askPrice': '0.00020684'}</text:p>
          </table:table-cell>
          <table:table-cell office:value-type="string" calcext:value-type="string">
            <text:p>{'askQty': '374.44000000', 'bidQty': '1128.00000000', 'symbol': 'CMTBNB', 'bidPrice': '0.00757000', 'askPrice': '0.00763000'}</text:p>
          </table:table-cell>
          <table:table-cell office:value-type="string" calcext:value-type="string">
            <text:p>{'askQty': '18697.00000000', 'bidQty': '4142.00000000', 'symbol': 'XLMBTC', 'bidPrice': '0.00003159', 'askPrice': '0.00003160'}</text:p>
          </table:table-cell>
          <table:table-cell office:value-type="string" calcext:value-type="string">
            <text:p>{'askQty': '451.00000000', 'bidQty': '49.00000000', 'symbol': 'XLMETH', 'bidPrice': '0.00050271', 'askPrice': '0.00050366'}</text:p>
          </table:table-cell>
          <table:table-cell office:value-type="string" calcext:value-type="string">
            <text:p>{'askQty': '51.64000000', 'bidQty': '1650.99000000', 'symbol': 'XLMBNB', 'bidPrice': '0.01849000', 'askPrice': '0.01856000'}</text:p>
          </table:table-cell>
          <table:table-cell office:value-type="string" calcext:value-type="string">
            <text:p>{'askQty': '1549.00000000', 'bidQty': '138730.00000000', 'symbol': 'CNDBTC', 'bidPrice': '0.00001080', 'askPrice': '0.00001082'}</text:p>
          </table:table-cell>
          <table:table-cell office:value-type="string" calcext:value-type="string">
            <text:p>{'askQty': '338.00000000', 'bidQty': '92618.00000000', 'symbol': 'CNDETH', 'bidPrice': '0.00017145', 'askPrice': '0.00017197'}</text:p>
          </table:table-cell>
          <table:table-cell office:value-type="string" calcext:value-type="string">
            <text:p>{'askQty': '2050.69000000', 'bidQty': '0.79000000', 'symbol': 'CNDBNB', 'bidPrice': '0.00633000', 'askPrice': '0.00641000'}</text:p>
          </table:table-cell>
          <table:table-cell office:value-type="string" calcext:value-type="string">
            <text:p>{'askQty': '200.00000000', 'bidQty': '14133.00000000', 'symbol': 'LENDBTC', 'bidPrice': '0.00000685', 'askPrice': '0.00000688'}</text:p>
          </table:table-cell>
          <table:table-cell office:value-type="string" calcext:value-type="string">
            <text:p>{'askQty': '11182.00000000', 'bidQty': '235.00000000', 'symbol': 'LENDETH', 'bidPrice': '0.00010883', 'askPrice': '0.00010972'}</text:p>
          </table:table-cell>
          <table:table-cell office:value-type="string" calcext:value-type="string">
            <text:p>{'askQty': '1000.00000000', 'bidQty': '20.00000000', 'symbol': 'WABIBTC', 'bidPrice': '0.00012087', 'askPrice': '0.00012125'}</text:p>
          </table:table-cell>
          <table:table-cell office:value-type="string" calcext:value-type="string">
            <text:p>{'askQty': '634.00000000', 'bidQty': '376.00000000', 'symbol': 'WABIETH', 'bidPrice': '0.00192500', 'askPrice': '0.00192517'}</text:p>
          </table:table-cell>
          <table:table-cell office:value-type="string" calcext:value-type="string">
            <text:p>{'askQty': '73.50000000', 'bidQty': '1121.45000000', 'symbol': 'WABIBNB', 'bidPrice': '0.07054000', 'askPrice': '0.07116000'}</text:p>
          </table:table-cell>
          <table:table-cell office:value-type="string" calcext:value-type="string">
            <text:p>{'askQty': '0.87900000', 'bidQty': '0.07900000', 'symbol': 'LTCETH', 'bidPrice': '0.25171000', 'askPrice': '0.25210000'}</text:p>
          </table:table-cell>
          <table:table-cell office:value-type="string" calcext:value-type="string">
            <text:p>{'askQty': '0.21370000', 'bidQty': '22.32914000', 'symbol': 'LTCUSDT', 'bidPrice': '126.87000000', 'askPrice': '126.98000000'}</text:p>
          </table:table-cell>
          <table:table-cell office:value-type="string" calcext:value-type="string">
            <text:p>{'askQty': '20.00000000', 'bidQty': '3.95129000', 'symbol': 'LTCBNB', 'bidPrice': '9.28000000', 'askPrice': '9.31000000'}</text:p>
          </table:table-cell>
          <table:table-cell office:value-type="string" calcext:value-type="string">
            <text:p>{'askQty': '32184.00000000', 'bidQty': '19628.00000000', 'symbol': 'TNBBTC', 'bidPrice': '0.00000487', 'askPrice': '0.00000488'}</text:p>
          </table:table-cell>
          <table:table-cell office:value-type="string" calcext:value-type="string">
            <text:p>{'askQty': '1600.00000000', 'bidQty': '15957.00000000', 'symbol': 'TNBETH', 'bidPrice': '0.00007734', 'askPrice': '0.00007774'}</text:p>
          </table:table-cell>
          <table:table-cell office:value-type="string" calcext:value-type="string">
            <text:p>{'askQty': '108.01000000', 'bidQty': '249.45000000', 'symbol': 'WAVESBTC', 'bidPrice': '0.00055520', 'askPrice': '0.00055610'}</text:p>
          </table:table-cell>
          <table:table-cell office:value-type="string" calcext:value-type="string">
            <text:p>{'askQty': '10.97000000', 'bidQty': '1.17000000', 'symbol': 'WAVESETH', 'bidPrice': '0.00883500', 'askPrice': '0.00885900'}</text:p>
          </table:table-cell>
          <table:table-cell office:value-type="string" calcext:value-type="string">
            <text:p>{'askQty': '8.50000000', 'bidQty': '11.00000000', 'symbol': 'WAVESBNB', 'bidPrice': '0.32530000', 'askPrice': '0.32780000'}</text:p>
          </table:table-cell>
          <table:table-cell office:value-type="string" calcext:value-type="string">
            <text:p>{'askQty': '3248.00000000', 'bidQty': '13934.00000000', 'symbol': 'GTOBTC', 'bidPrice': '0.00002793', 'askPrice': '0.00002795'}</text:p>
          </table:table-cell>
          <table:table-cell office:value-type="string" calcext:value-type="string">
            <text:p>{'askQty': '493.00000000', 'bidQty': '580.00000000', 'symbol': 'GTOETH', 'bidPrice': '0.00044457', 'askPrice': '0.00044668'}</text:p>
          </table:table-cell>
          <table:table-cell office:value-type="string" calcext:value-type="string">
            <text:p>{'askQty': '640.00000000', 'bidQty': '3283.00000000', 'symbol': 'GTOBNB', 'bidPrice': '0.01630000', 'askPrice': '0.01646000'}</text:p>
          </table:table-cell>
          <table:table-cell office:value-type="string" calcext:value-type="string">
            <text:p>{'askQty': '21.14000000', 'bidQty': '41.68000000', 'symbol': 'ICXBTC', 'bidPrice': '0.00033100', 'askPrice': '0.00033220'}</text:p>
          </table:table-cell>
          <table:table-cell office:value-type="string" calcext:value-type="string">
            <text:p>{'askQty': '53.70000000', 'bidQty': '251.93000000', 'symbol': 'ICXETH', 'bidPrice': '0.00526000', 'askPrice': '0.00527200'}</text:p>
          </table:table-cell>
          <table:table-cell office:value-type="string" calcext:value-type="string">
            <text:p>{'askQty': '20.00000000', 'bidQty': '53.00000000', 'symbol': 'ICXBNB', 'bidPrice': '0.19350000', 'askPrice': '0.19494000'}</text:p>
          </table:table-cell>
          <table:table-cell office:value-type="string" calcext:value-type="string">
            <text:p>{'askQty': '640.00000000', 'bidQty': '73.00000000', 'symbol': 'OSTBTC', 'bidPrice': '0.00002431', 'askPrice': '0.00002436'}</text:p>
          </table:table-cell>
          <table:table-cell office:value-type="string" calcext:value-type="string">
            <text:p>{'askQty': '1227.00000000', 'bidQty': '210.00000000', 'symbol': 'OSTETH', 'bidPrice': '0.00038661', 'askPrice': '0.00038998'}</text:p>
          </table:table-cell>
          <table:table-cell office:value-type="string" calcext:value-type="string">
            <text:p>{'askQty': '141.59000000', 'bidQty': '2766.68000000', 'symbol': 'OSTBNB', 'bidPrice': '0.01421000', 'askPrice': '0.01437000'}</text:p>
          </table:table-cell>
          <table:table-cell office:value-type="string" calcext:value-type="string">
            <text:p>{'askQty': '48.00000000', 'bidQty': '1090.00000000', 'symbol': 'ELFBTC', 'bidPrice': '0.00012531', 'askPrice': '0.00012548'}</text:p>
          </table:table-cell>
          <table:table-cell office:value-type="string" calcext:value-type="string">
            <text:p>{'askQty': '100.00000000', 'bidQty': '956.00000000', 'symbol': 'ELFETH', 'bidPrice': '0.00199232', 'askPrice': '0.00199755'}</text:p>
          </table:table-cell>
          <table:table-cell office:value-type="string" calcext:value-type="string">
            <text:p>{'askQty': '337.04000000', 'bidQty': '26.65000000', 'symbol': 'AIONBTC', 'bidPrice': '0.00033860', 'askPrice': '0.00033870'}</text:p>
          </table:table-cell>
          <table:table-cell office:value-type="string" calcext:value-type="string">
            <text:p>{'askQty': '13.22000000', 'bidQty': '10.59000000', 'symbol': 'AIONETH', 'bidPrice': '0.00538700', 'askPrice': '0.00541800'}</text:p>
          </table:table-cell>
          <table:table-cell office:value-type="string" calcext:value-type="string">
            <text:p>{'askQty': '18.00000000', 'bidQty': '18.00000000', 'symbol': 'AIONBNB', 'bidPrice': '0.19812000', 'askPrice': '0.20037000'}</text:p>
          </table:table-cell>
          <table:table-cell office:value-type="string" calcext:value-type="string">
            <text:p>{'askQty': '15.40000000', 'bidQty': '6.04000000', 'symbol': 'NEBLBTC', 'bidPrice': '0.00123380', 'askPrice': '0.00123570'}</text:p>
          </table:table-cell>
          <table:table-cell office:value-type="string" calcext:value-type="string">
            <text:p>{'askQty': '17.60000000', 'bidQty': '47.84000000', 'symbol': 'NEBLETH', 'bidPrice': '0.01954800', 'askPrice': '0.01963200'}</text:p>
          </table:table-cell>
          <table:table-cell office:value-type="string" calcext:value-type="string">
            <text:p>{'askQty': '37.50000000', 'bidQty': '208.14000000', 'symbol': 'NEBLBNB', 'bidPrice': '0.72066000', 'askPrice': '0.72431000'}</text:p>
          </table:table-cell>
          <table:table-cell office:value-type="string" calcext:value-type="string">
            <text:p>{'askQty': '25.00000000', 'bidQty': '300.00000000', 'symbol': 'BRDBTC', 'bidPrice': '0.00006537', 'askPrice': '0.00006544'}</text:p>
          </table:table-cell>
          <table:table-cell office:value-type="string" calcext:value-type="string">
            <text:p>{'askQty': '135.00000000', 'bidQty': '843.00000000', 'symbol': 'BRDETH', 'bidPrice': '0.00103620', 'askPrice': '0.00104470'}</text:p>
          </table:table-cell>
          <table:table-cell office:value-type="string" calcext:value-type="string">
            <text:p>{'askQty': '46.60000000', 'bidQty': '540.00000000', 'symbol': 'BRDBNB', 'bidPrice': '0.03817000', 'askPrice': '0.03846000'}</text:p>
          </table:table-cell>
          <table:table-cell office:value-type="string" calcext:value-type="string">
            <text:p>{'askQty': '7.92000000', 'bidQty': '7.92000000', 'symbol': 'MCOBNB', 'bidPrice': '0.49000000', 'askPrice': '0.49528000'}</text:p>
          </table:table-cell>
          <table:table-cell office:value-type="string" calcext:value-type="string">
            <text:p>{'askQty': '36.10000000', 'bidQty': '143.79000000', 'symbol': 'EDOBTC', 'bidPrice': '0.00021230', 'askPrice': '0.00021240'}</text:p>
          </table:table-cell>
          <table:table-cell office:value-type="string" calcext:value-type="string">
            <text:p>{'askQty': '63.00000000', 'bidQty': '189.28000000', 'symbol': 'EDOETH', 'bidPrice': '0.00337400', 'askPrice': '0.00339700'}</text:p>
          </table:table-cell>
          <table:table-cell office:value-type="string" calcext:value-type="string">
            <text:p>{'askQty': '30.00000000', 'bidQty': '526.00000000', 'symbol': 'WINGSBTC', 'bidPrice': '0.00005875', 'askPrice': '0.00005878'}</text:p>
          </table:table-cell>
          <table:table-cell office:value-type="string" calcext:value-type="string">
            <text:p>{'askQty': '19.00000000', 'bidQty': '128.00000000', 'symbol': 'WINGSETH', 'bidPrice': '0.00093370', 'askPrice': '0.00093710'}</text:p>
          </table:table-cell>
          <table:table-cell office:value-type="string" calcext:value-type="string">
            <text:p>{'askQty': '991.10000000', 'bidQty': '79.00000000', 'symbol': 'NAVBTC', 'bidPrice': '0.00013730', 'askPrice': '0.00013810'}</text:p>
          </table:table-cell>
          <table:table-cell office:value-type="string" calcext:value-type="string">
            <text:p>{'askQty': '166.00000000', 'bidQty': '86.98000000', 'symbol': 'NAVETH', 'bidPrice': '0.00218500', 'askPrice': '0.00219400'}</text:p>
          </table:table-cell>
          <table:table-cell office:value-type="string" calcext:value-type="string">
            <text:p>{'askQty': '80.00000000', 'bidQty': '547.29000000', 'symbol': 'NAVBNB', 'bidPrice': '0.08040000', 'askPrice': '0.08188000'}</text:p>
          </table:table-cell>
          <table:table-cell office:value-type="string" calcext:value-type="string">
            <text:p>{'askQty': '1.04000000', 'bidQty': '6.00000000', 'symbol': 'LUNBTC', 'bidPrice': '0.00124010', 'askPrice': '0.00124520'}</text:p>
          </table:table-cell>
          <table:table-cell office:value-type="string" calcext:value-type="string">
            <text:p>{'askQty': '0.46000000', 'bidQty': '15.00000000', 'symbol': 'LUNETH', 'bidPrice': '0.01971200', 'askPrice': '0.01984500'}</text:p>
          </table:table-cell>
          <table:table-cell office:value-type="string" calcext:value-type="string">
            <text:p>{'askQty': '2174.12000000', 'bidQty': '40.75000000', 'symbol': 'TRIGBTC', 'bidPrice': '0.00011520', 'askPrice': '0.00011530'}</text:p>
          </table:table-cell>
          <table:table-cell office:value-type="string" calcext:value-type="string">
            <text:p>{'askQty': '217.51000000', 'bidQty': '557.69000000', 'symbol': 'TRIGETH', 'bidPrice': '0.00183700', 'askPrice': '0.00184600'}</text:p>
          </table:table-cell>
          <table:table-cell office:value-type="string" calcext:value-type="string">
            <text:p>{'askQty': '59.08000000', 'bidQty': '30.20000000', 'symbol': 'TRIGBNB', 'bidPrice': '0.06761000', 'askPrice': '0.06776000'}</text:p>
          </table:table-cell>
          <table:table-cell office:value-type="string" calcext:value-type="string">
            <text:p>{'askQty': '30.00000000', 'bidQty': '89.00000000', 'symbol': 'APPCBTC', 'bidPrice': '0.00005630', 'askPrice': '0.00005654'}</text:p>
          </table:table-cell>
          <table:table-cell office:value-type="string" calcext:value-type="string">
            <text:p>{'askQty': '44.00000000', 'bidQty': '20.00000000', 'symbol': 'APPCETH', 'bidPrice': '0.00089660', 'askPrice': '0.00089940'}</text:p>
          </table:table-cell>
          <table:table-cell office:value-type="string" calcext:value-type="string">
            <text:p>{'askQty': '37.40000000', 'bidQty': '607.66000000', 'symbol': 'APPCBNB', 'bidPrice': '0.03288000', 'askPrice': '0.03331000'}</text:p>
          </table:table-cell>
          <table:table-cell office:value-type="string" calcext:value-type="string">
            <text:p>{'askQty': '320.00000000', 'bidQty': '8113.00000000', 'symbol': 'VIBEBTC', 'bidPrice': '0.00002560', 'askPrice': '0.00002567'}</text:p>
          </table:table-cell>
          <table:table-cell office:value-type="string" calcext:value-type="string">
            <text:p>{'askQty': '319.00000000', 'bidQty': '294.00000000', 'symbol': 'VIBEETH', 'bidPrice': '0.00040690', 'askPrice': '0.00040860'}</text:p>
          </table:table-cell>
          <table:table-cell office:value-type="string" calcext:value-type="string">
            <text:p>{'askQty': '1333.63000000', 'bidQty': '56.69000000', 'symbol': 'RLCBTC', 'bidPrice': '0.00013100', 'askPrice': '0.00013120'}</text:p>
          </table:table-cell>
          <table:table-cell office:value-type="string" calcext:value-type="string">
            <text:p>{'askQty': '387.37000000', 'bidQty': '166.69000000', 'symbol': 'RLCETH', 'bidPrice': '0.00207900', 'askPrice': '0.00209100'}</text:p>
          </table:table-cell>
          <table:table-cell office:value-type="string" calcext:value-type="string">
            <text:p>{'askQty': '120.00000000', 'bidQty': '120.00000000', 'symbol': 'RLCBNB', 'bidPrice': '0.07633000', 'askPrice': '0.07769000'}</text:p>
          </table:table-cell>
          <table:table-cell office:value-type="string" calcext:value-type="string">
            <text:p>{'askQty': '119.36000000', 'bidQty': '71.30000000', 'symbol': 'INSBTC', 'bidPrice': '0.00016320', 'askPrice': '0.00016360'}</text:p>
          </table:table-cell>
          <table:table-cell office:value-type="string" calcext:value-type="string">
            <text:p>{'askQty': '119.36000000', 'bidQty': '222.19000000', 'symbol': 'INSETH', 'bidPrice': '0.00260500', 'askPrice': '0.00261800'}</text:p>
          </table:table-cell>
          <table:table-cell office:value-type="string" calcext:value-type="string">
            <text:p>{'askQty': '13.93000000', 'bidQty': '44.98000000', 'symbol': 'PIVXBTC', 'bidPrice': '0.00055710', 'askPrice': '0.00055880'}</text:p>
          </table:table-cell>
          <table:table-cell office:value-type="string" calcext:value-type="string">
            <text:p>{'askQty': '84.00000000', 'bidQty': '42.00000000', 'symbol': 'PIVXETH', 'bidPrice': '0.00886500', 'askPrice': '0.00891500'}</text:p>
          </table:table-cell>
          <table:table-cell office:value-type="string" calcext:value-type="string">
            <text:p>{'askQty': '11.30000000', 'bidQty': '26.00000000', 'symbol': 'PIVXBNB', 'bidPrice': '0.32566000', 'askPrice': '0.32854000'}</text:p>
          </table:table-cell>
          <table:table-cell office:value-type="string" calcext:value-type="string">
            <text:p>{'askQty': '12631.00000000', 'bidQty': '287088.00000000', 'symbol': 'IOSTBTC', 'bidPrice': '0.00000436', 'askPrice': '0.00000437'}</text:p>
          </table:table-cell>
          <table:table-cell office:value-type="string" calcext:value-type="string">
            <text:p>{'askQty': '13496.00000000', 'bidQty': '1637.00000000', 'symbol': 'IOSTETH', 'bidPrice': '0.00006936', 'askPrice': '0.00006955'}</text:p>
          </table:table-cell>
          <table:table-cell office:value-type="string" calcext:value-type="string">
            <text:p>{'askQty': '937.00000000', 'bidQty': '6078.00000000', 'symbol': 'CHATBTC', 'bidPrice': '0.00001050', 'askPrice': '0.00001053'}</text:p>
          </table:table-cell>
          <table:table-cell office:value-type="string" calcext:value-type="string">
            <text:p>{'askQty': '487.00000000', 'bidQty': '6940.00000000', 'symbol': 'CHATETH', 'bidPrice': '0.00016691', 'askPrice': '0.00016766'}</text:p>
          </table:table-cell>
          <table:table-cell office:value-type="string" calcext:value-type="string">
            <text:p>{'askQty': '691.45000000', 'bidQty': '22.19000000', 'symbol': 'STEEMBTC', 'bidPrice': '0.00033720', 'askPrice': '0.00033840'}</text:p>
          </table:table-cell>
          <table:table-cell office:value-type="string" calcext:value-type="string">
            <text:p>{'askQty': '26.22000000', 'bidQty': '32.78000000', 'symbol': 'STEEMETH', 'bidPrice': '0.00537900', 'askPrice': '0.00540900'}</text:p>
          </table:table-cell>
          <table:table-cell office:value-type="string" calcext:value-type="string">
            <text:p>{'askQty': '200.00000000', 'bidQty': '0.01000000', 'symbol': 'STEEMBNB', 'bidPrice': '0.19808000', 'askPrice': '0.19870000'}</text:p>
          </table:table-cell>
          <table:table-cell office:value-type="string" calcext:value-type="string">
            <text:p>{'askQty': '15.00000000', 'bidQty': '15.00000000', 'symbol': 'NANOBTC', 'bidPrice': '0.00075480', 'askPrice': '0.00075610'}</text:p>
          </table:table-cell>
          <table:table-cell office:value-type="string" calcext:value-type="string">
            <text:p>{'askQty': '12.00000000', 'bidQty': '6.62000000', 'symbol': 'NANOETH', 'bidPrice': '0.01201200', 'askPrice': '0.01205400'}</text:p>
          </table:table-cell>
          <table:table-cell office:value-type="string" calcext:value-type="string">
            <text:p>{'askQty': '6.40000000', 'bidQty': '4.80000000', 'symbol': 'NANOBNB', 'bidPrice': '0.44140000', 'askPrice': '0.44450000'}</text:p>
          </table:table-cell>
          <table:table-cell office:value-type="string" calcext:value-type="string">
            <text:p>{'askQty': '5.20000000', 'bidQty': '431.98000000', 'symbol': 'VIABTC', 'bidPrice': '0.00023130', 'askPrice': '0.00023210'}</text:p>
          </table:table-cell>
          <table:table-cell office:value-type="string" calcext:value-type="string">
            <text:p>{'askQty': '61.90000000', 'bidQty': '62.00000000', 'symbol': 'VIAETH', 'bidPrice': '0.00368400', 'askPrice': '0.00370400'}</text:p>
          </table:table-cell>
          <table:table-cell office:value-type="string" calcext:value-type="string">
            <text:p>{'askQty': '36.00000000', 'bidQty': '520.00000000', 'symbol': 'VIABNB', 'bidPrice': '0.13527000', 'askPrice': '0.13621000'}</text:p>
          </table:table-cell>
          <table:table-cell office:value-type="string" calcext:value-type="string">
            <text:p>{'askQty': '416.00000000', 'bidQty': '480.00000000', 'symbol': 'BLZBTC', 'bidPrice': '0.00005717', 'askPrice': '0.00005738'}</text:p>
          </table:table-cell>
          <table:table-cell office:value-type="string" calcext:value-type="string">
            <text:p>{'askQty': '230.00000000', 'bidQty': '658.00000000', 'symbol': 'BLZETH', 'bidPrice': '0.00090797', 'askPrice': '0.00091173'}</text:p>
          </table:table-cell>
          <table:table-cell office:value-type="string" calcext:value-type="string">
            <text:p>{'askQty': '1560.00000000', 'bidQty': '1266.92000000', 'symbol': 'BLZBNB', 'bidPrice': '0.03336000', 'askPrice': '0.03373000'}</text:p>
          </table:table-cell>
          <table:table-cell office:value-type="string" calcext:value-type="string">
            <text:p>{'askQty': '18.53000000', 'bidQty': '6.46000000', 'symbol': 'AEBTC', 'bidPrice': '0.00021670', 'askPrice': '0.00021770'}</text:p>
          </table:table-cell>
          <table:table-cell office:value-type="string" calcext:value-type="string">
            <text:p>{'askQty': '735.45000000', 'bidQty': '0.02000000', 'symbol': 'AEETH', 'bidPrice': '0.00344200', 'askPrice': '0.00346000'}</text:p>
          </table:table-cell>
          <table:table-cell office:value-type="string" calcext:value-type="string">
            <text:p>{'askQty': '490.15000000', 'bidQty': '421.66000000', 'symbol': 'AEBNB', 'bidPrice': '0.12683000', 'askPrice': '0.12775000'}</text:p>
          </table:table-cell>
          <table:table-cell office:value-type="string" calcext:value-type="string">
            <text:p>{'askQty': '1913.00000000', 'bidQty': '2285.00000000', 'symbol': 'RPXBTC', 'bidPrice': '0.00001104', 'askPrice': '0.00001106'}</text:p>
          </table:table-cell>
          <table:table-cell office:value-type="string" calcext:value-type="string">
            <text:p>{'askQty': '2610.00000000', 'bidQty': '131.00000000', 'symbol': 'RPXETH', 'bidPrice': '0.00017495', 'askPrice': '0.00017621'}</text:p>
          </table:table-cell>
          <table:table-cell office:value-type="string" calcext:value-type="string">
            <text:p>{'askQty': '890.00000000', 'bidQty': '712.00000000', 'symbol': 'RPXBNB', 'bidPrice': '0.00646000', 'askPrice': '0.00655000'}</text:p>
          </table:table-cell>
          <table:table-cell office:value-type="string" calcext:value-type="string">
            <text:p>{'askQty': '58305.00000000', 'bidQty': '42554.00000000', 'symbol': 'NCASHBTC', 'bidPrice': '0.00000544', 'askPrice': '0.00000545'}</text:p>
          </table:table-cell>
          <table:table-cell office:value-type="string" calcext:value-type="string">
            <text:p>{'askQty': '6980.00000000', 'bidQty': '11106.00000000', 'symbol': 'NCASHETH', 'bidPrice': '0.00008666', 'askPrice': '0.00008667'}</text:p>
          </table:table-cell>
          <table:table-cell office:value-type="string" calcext:value-type="string">
            <text:p>{'askQty': '1376.73000000', 'bidQty': '10000.00000000', 'symbol': 'NCASHBNB', 'bidPrice': '0.00319000', 'askPrice': '0.00321000'}</text:p>
          </table:table-cell>
          <table:table-cell office:value-type="string" calcext:value-type="string">
            <text:p>{'askQty': '36.00000000', 'bidQty': '312.00000000', 'symbol': 'POABTC', 'bidPrice': '0.00006891', 'askPrice': '0.00006897'}</text:p>
          </table:table-cell>
          <table:table-cell office:value-type="string" calcext:value-type="string">
            <text:p>{'askQty': '17.00000000', 'bidQty': '913.00000000', 'symbol': 'POAETH', 'bidPrice': '0.00109487', 'askPrice': '0.00110059'}</text:p>
          </table:table-cell>
          <table:table-cell office:value-type="string" calcext:value-type="string">
            <text:p>{'askQty': '137.86000000', 'bidQty': '3734.90000000', 'symbol': 'POABNB', 'bidPrice': '0.04015000', 'askPrice': '0.04052000'}</text:p>
          </table:table-cell>
          <table:table-cell office:value-type="string" calcext:value-type="string">
            <text:p>{'askQty': '24928.00000000', 'bidQty': '58790.00000000', 'symbol': 'ZILBTC', 'bidPrice': '0.00000721', 'askPrice': '0.00000724'}</text:p>
          </table:table-cell>
          <table:table-cell office:value-type="string" calcext:value-type="string">
            <text:p>{'askQty': '1924.00000000', 'bidQty': '1286.00000000', 'symbol': 'ZILETH', 'bidPrice': '0.00011461', 'askPrice': '0.00011498'}</text:p>
          </table:table-cell>
          <table:table-cell office:value-type="string" calcext:value-type="string">
            <text:p>{'askQty': '12765.91000000', 'bidQty': '1732.97000000', 'symbol': 'ZILBNB', 'bidPrice': '0.00422000', 'askPrice': '0.00424000'}</text:p>
          </table:table-cell>
          <table:table-cell office:value-type="string" calcext:value-type="string">
            <text:p>{'askQty': '4039.61000000', 'bidQty': '100.49000000', 'symbol': 'ONTBTC', 'bidPrice': '0.00053350', 'askPrice': '0.00053410'}</text:p>
          </table:table-cell>
          <table:table-cell office:value-type="string" calcext:value-type="string">
            <text:p>{'askQty': '90.11000000', 'bidQty': '716.21000000', 'symbol': 'ONTETH', 'bidPrice': '0.00850000', 'askPrice': '0.00850600'}</text:p>
          </table:table-cell>
          <table:table-cell office:value-type="string" calcext:value-type="string">
            <text:p>{'askQty': '110.95000000', 'bidQty': '58.37000000', 'symbol': 'ONTBNB', 'bidPrice': '0.31300000', 'askPrice': '0.31359000'}</text:p>
          </table:table-cell>
          <table:table-cell office:value-type="string" calcext:value-type="string">
            <text:p>{'askQty': '23302.00000000', 'bidQty': '10387.00000000', 'symbol': 'STORMBTC', 'bidPrice': '0.00000435', 'askPrice': '0.00000436'}</text:p>
          </table:table-cell>
          <table:table-cell office:value-type="string" calcext:value-type="string">
            <text:p>{'askQty': '1385.00000000', 'bidQty': '5501.00000000', 'symbol': 'STORMETH', 'bidPrice': '0.00006932', 'askPrice': '0.00006933'}</text:p>
          </table:table-cell>
          <table:table-cell office:value-type="string" calcext:value-type="string">
            <text:p>{'askQty': '7800.00000000', 'bidQty': '18191.98000000', 'symbol': 'STORMBNB', 'bidPrice': '0.00254000', 'askPrice': '0.00257000'}</text:p>
          </table:table-cell>
          <table:table-cell office:value-type="string" calcext:value-type="string">
            <text:p>{'askQty': '6.19000000', 'bidQty': '2.85000000', 'symbol': 'QTUMBNB', 'bidPrice': '1.16697000', 'askPrice': '1.17418000'}</text:p>
          </table:table-cell>
          <table:table-cell office:value-type="string" calcext:value-type="string">
            <text:p>{'askQty': '0.83900000', 'bidQty': '3.33400000', 'symbol': 'QTUMUSDT', 'bidPrice': '15.94500000', 'askPrice': '15.96900000'}</text:p>
          </table:table-cell>
          <table:table-cell office:value-type="string" calcext:value-type="string">
            <text:p>{'askQty': '130.00000000', 'bidQty': '164.00000000', 'symbol': 'XEMBTC', 'bidPrice': '0.00003645', 'askPrice': '0.00003656'}</text:p>
          </table:table-cell>
          <table:table-cell office:value-type="string" calcext:value-type="string">
            <text:p>{'askQty': '179.00000000', 'bidQty': '489.00000000', 'symbol': 'XEMETH', 'bidPrice': '0.00058120', 'askPrice': '0.00058122'}</text:p>
          </table:table-cell>
          <table:table-cell office:value-type="string" calcext:value-type="string">
            <text:p>{'askQty': '47.92000000', 'bidQty': '985.16000000', 'symbol': 'XEMBNB', 'bidPrice': '0.02136000', 'askPrice': '0.02148000'}</text:p>
          </table:table-cell>
          <table:table-cell office:value-type="string" calcext:value-type="string">
            <text:p>{'askQty': '904.92000000', 'bidQty': '60.08000000', 'symbol': 'WANBTC', 'bidPrice': '0.00071840', 'askPrice': '0.00071960'}</text:p>
          </table:table-cell>
          <table:table-cell office:value-type="string" calcext:value-type="string">
            <text:p>{'askQty': '17.00000000', 'bidQty': '213.58000000', 'symbol': 'WANETH', 'bidPrice': '0.01145700', 'askPrice': '0.01147000'}</text:p>
          </table:table-cell>
          <table:table-cell office:value-type="string" calcext:value-type="string">
            <text:p>{'askQty': '7.90000000', 'bidQty': '41.59000000', 'symbol': 'WANBNB', 'bidPrice': '0.42122000', 'askPrice': '0.42418000'}</text:p>
          </table:table-cell>
          <table:table-cell office:value-type="string" calcext:value-type="string">
            <text:p>{'askQty': '88.00000000', 'bidQty': '386.00000000', 'symbol': 'WPRBTC', 'bidPrice': '0.00001340', 'askPrice': '0.00001345'}</text:p>
          </table:table-cell>
          <table:table-cell office:value-type="string" calcext:value-type="string">
            <text:p>{'askQty': '288.00000000', 'bidQty': '274.00000000', 'symbol': 'WPRETH', 'bidPrice': '0.00021372', 'askPrice': '0.00021460'}</text:p>
          </table:table-cell>
          <table:table-cell office:value-type="string" calcext:value-type="string">
            <text:p>{'askQty': '509.00000000', 'bidQty': '50120.00000000', 'symbol': 'QLCBTC', 'bidPrice': '0.00001825', 'askPrice': '0.00001829'}</text:p>
          </table:table-cell>
          <table:table-cell office:value-type="string" calcext:value-type="string">
            <text:p>{'askQty': '402.00000000', 'bidQty': '379.00000000', 'symbol': 'QLCETH', 'bidPrice': '0.00029016', 'askPrice': '0.00029199'}</text:p>
          </table:table-cell>
          <table:table-cell office:value-type="string" calcext:value-type="string">
            <text:p>{'askQty': '54.00000000', 'bidQty': '349.00000000', 'symbol': 'SYSBTC', 'bidPrice': '0.00004409', 'askPrice': '0.00004410'}</text:p>
          </table:table-cell>
          <table:table-cell office:value-type="string" calcext:value-type="string">
            <text:p>{'askQty': '501.00000000', 'bidQty': '1399.00000000', 'symbol': 'SYSETH', 'bidPrice': '0.00070122', 'askPrice': '0.00070700'}</text:p>
          </table:table-cell>
          <table:table-cell office:value-type="string" calcext:value-type="string">
            <text:p>{'askQty': '503.31000000', 'bidQty': '500.00000000', 'symbol': 'SYSBNB', 'bidPrice': '0.02573000', 'askPrice': '0.02592000'}</text:p>
          </table:table-cell>
          <table:table-cell office:value-type="string" calcext:value-type="string">
            <text:p>{'askQty': '5564.00000000', 'bidQty': '2241.29000000', 'symbol': 'QLCBNB', 'bidPrice': '0.01066000', 'askPrice': '0.01074000'}</text:p>
          </table:table-cell>
          <table:table-cell office:value-type="string" calcext:value-type="string">
            <text:p>{'askQty': '3608.00000000', 'bidQty': '544.00000000', 'symbol': 'GRSBTC', 'bidPrice': '0.00009522', 'askPrice': '0.00009523'}</text:p>
          </table:table-cell>
          <table:table-cell office:value-type="string" calcext:value-type="string">
            <text:p>{'askQty': '150.00000000', 'bidQty': '132.00000000', 'symbol': 'GRSETH', 'bidPrice': '0.00151326', 'askPrice': '0.00152848'}</text:p>
          </table:table-cell>
        </table:table-row>
        <table:table-row table:style-name="ro1">
          <table:table-cell office:value-type="string" calcext:value-type="string">
            <text:p>QTUMETH</text:p>
          </table:table-cell>
          <table:table-cell office:value-type="float" office:value="0.99452980560897" calcext:value-type="float">
            <text:p>0.99452980560897</text:p>
          </table:table-cell>
          <table:table-cell office:value-type="float" office:value="0.0020138638056" calcext:value-type="float">
            <text:p>0.002013863805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EOSETH</text:p>
          </table:table-cell>
          <table:table-cell office:value-type="float" office:value="0.994919795700151" calcext:value-type="float">
            <text:p>0.994919795700151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NTETH</text:p>
          </table:table-cell>
          <table:table-cell office:value-type="float" office:value="0.992147116275187" calcext:value-type="float">
            <text:p>0.992147116275187</text:p>
          </table:table-cell>
          <table:table-cell office:value-type="float" office:value="0.00705087" calcext:value-type="float">
            <text:p>0.00705087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NTETH</text:p>
          </table:table-cell>
          <table:table-cell office:value-type="float" office:value="0.993496548079251" calcext:value-type="float">
            <text:p>0.993496548079251</text:p>
          </table:table-cell>
          <table:table-cell office:value-type="float" office:value="0.00838093955004" calcext:value-type="float">
            <text:p>0.0083809395500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NBETH</text:p>
          </table:table-cell>
          <table:table-cell office:value-type="float" office:value="0.994078019500441" calcext:value-type="float">
            <text:p>0.994078019500441</text:p>
          </table:table-cell>
          <table:table-cell office:value-type="float" office:value="0.001397116" calcext:value-type="float">
            <text:p>0.00139711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OAXETH</text:p>
          </table:table-cell>
          <table:table-cell office:value-type="float" office:value="0.995822775368964" calcext:value-type="float">
            <text:p>0.995822775368964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DNTETH</text:p>
          </table:table-cell>
          <table:table-cell office:value-type="float" office:value="0.996065450397426" calcext:value-type="float">
            <text:p>0.996065450397426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MCOETH</text:p>
          </table:table-cell>
          <table:table-cell office:value-type="float" office:value="0.992792995247959" calcext:value-type="float">
            <text:p>0.992792995247959</text:p>
          </table:table-cell>
          <table:table-cell office:value-type="float" office:value="0.00066335974125" calcext:value-type="float">
            <text:p>0.00066335974125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ICNETH</text:p>
          </table:table-cell>
          <table:table-cell office:value-type="float" office:value="0.994894996996816" calcext:value-type="float">
            <text:p>0.994894996996816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WTCETH</text:p>
          </table:table-cell>
          <table:table-cell office:value-type="float" office:value="0.994404898903536" calcext:value-type="float">
            <text:p>0.994404898903536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LRCETH</text:p>
          </table:table-cell>
          <table:table-cell office:value-type="float" office:value="0.989716353122996" calcext:value-type="float">
            <text:p>0.989716353122996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OMGETH</text:p>
          </table:table-cell>
          <table:table-cell office:value-type="float" office:value="0.993570556788687" calcext:value-type="float">
            <text:p>0.993570556788687</text:p>
          </table:table-cell>
          <table:table-cell office:value-type="float" office:value="0.00500664537618" calcext:value-type="float">
            <text:p>0.0050066453761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ZRXETH</text:p>
          </table:table-cell>
          <table:table-cell office:value-type="float" office:value="0.990496941520486" calcext:value-type="float">
            <text:p>0.990496941520486</text:p>
          </table:table-cell>
          <table:table-cell office:value-type="float" office:value="0.00710726247882" calcext:value-type="float">
            <text:p>0.0071072624788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TRATETH</text:p>
          </table:table-cell>
          <table:table-cell office:value-type="float" office:value="0.992325526993185" calcext:value-type="float">
            <text:p>0.992325526993185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NGLSETH</text:p>
          </table:table-cell>
          <table:table-cell office:value-type="float" office:value="0.993338799894235" calcext:value-type="float">
            <text:p>0.993338799894235</text:p>
          </table:table-cell>
          <table:table-cell office:value-type="float" office:value="0.0087131992032" calcext:value-type="float">
            <text:p>0.008713199203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QXETH</text:p>
          </table:table-cell>
          <table:table-cell office:value-type="float" office:value="0.995915607079846" calcext:value-type="float">
            <text:p>0.995915607079846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KNCETH</text:p>
          </table:table-cell>
          <table:table-cell office:value-type="float" office:value="0.993838271253242" calcext:value-type="float">
            <text:p>0.993838271253242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FUNETH</text:p>
          </table:table-cell>
          <table:table-cell office:value-type="float" office:value="0.995551230409219" calcext:value-type="float">
            <text:p>0.995551230409219</text:p>
          </table:table-cell>
          <table:table-cell office:value-type="float" office:value="0.00623795217831" calcext:value-type="float">
            <text:p>0.00623795217831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NMETH</text:p>
          </table:table-cell>
          <table:table-cell office:value-type="float" office:value="0.993177294344541" calcext:value-type="float">
            <text:p>0.993177294344541</text:p>
          </table:table-cell>
          <table:table-cell office:value-type="float" office:value="0.00315772" calcext:value-type="float">
            <text:p>0.0031577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NEOETH</text:p>
          </table:table-cell>
          <table:table-cell office:value-type="float" office:value="0.996017952146098" calcext:value-type="float">
            <text:p>0.996017952146098</text:p>
          </table:table-cell>
          <table:table-cell office:value-type="float" office:value="0.001902" calcext:value-type="float">
            <text:p>0.00190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IOTAETH</text:p>
          </table:table-cell>
          <table:table-cell office:value-type="float" office:value="0.992765902096271" calcext:value-type="float">
            <text:p>0.992765902096271</text:p>
          </table:table-cell>
          <table:table-cell office:value-type="float" office:value="0.00869907" calcext:value-type="float">
            <text:p>0.00869907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LINKETH</text:p>
          </table:table-cell>
          <table:table-cell office:value-type="float" office:value="0.990669994221735" calcext:value-type="float">
            <text:p>0.990669994221735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XVGETH</text:p>
          </table:table-cell>
          <table:table-cell office:value-type="float" office:value="0.994846781126202" calcext:value-type="float">
            <text:p>0.994846781126202</text:p>
          </table:table-cell>
          <table:table-cell office:value-type="float" office:value="0.00649664128881" calcext:value-type="float">
            <text:p>0.00649664128881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ALTETH</text:p>
          </table:table-cell>
          <table:table-cell office:value-type="float" office:value="0.990043886942699" calcext:value-type="float">
            <text:p>0.990043886942699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MDAETH</text:p>
          </table:table-cell>
          <table:table-cell office:value-type="float" office:value="0.993084287923103" calcext:value-type="float">
            <text:p>0.993084287923103</text:p>
          </table:table-cell>
          <table:table-cell office:value-type="float" office:value="0.0016064276718" calcext:value-type="float">
            <text:p>0.001606427671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MTLETH</text:p>
          </table:table-cell>
          <table:table-cell office:value-type="float" office:value="0.991925104785993" calcext:value-type="float">
            <text:p>0.991925104785993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UBETH</text:p>
          </table:table-cell>
          <table:table-cell office:value-type="float" office:value="0.990993405485997" calcext:value-type="float">
            <text:p>0.990993405485997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ETCETH</text:p>
          </table:table-cell>
          <table:table-cell office:value-type="float" office:value="0.992880388967837" calcext:value-type="float">
            <text:p>0.992880388967837</text:p>
          </table:table-cell>
          <table:table-cell office:value-type="float" office:value="0.0049896" calcext:value-type="float">
            <text:p>0.004989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MTHETH</text:p>
          </table:table-cell>
          <table:table-cell office:value-type="float" office:value="0.990697402702512" calcext:value-type="float">
            <text:p>0.990697402702512</text:p>
          </table:table-cell>
          <table:table-cell office:value-type="float" office:value="0.00508794" calcext:value-type="float">
            <text:p>0.0050879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ENGETH</text:p>
          </table:table-cell>
          <table:table-cell office:value-type="float" office:value="0.995635623401452" calcext:value-type="float">
            <text:p>0.995635623401452</text:p>
          </table:table-cell>
          <table:table-cell office:value-type="float" office:value="0.00406224" calcext:value-type="float">
            <text:p>0.0040622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ZECETH</text:p>
          </table:table-cell>
          <table:table-cell office:value-type="float" office:value="0.994145594254723" calcext:value-type="float">
            <text:p>0.994145594254723</text:p>
          </table:table-cell>
          <table:table-cell office:value-type="float" office:value="0.002540472" calcext:value-type="float">
            <text:p>0.00254047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STETH</text:p>
          </table:table-cell>
          <table:table-cell office:value-type="float" office:value="0.995950517350224" calcext:value-type="float">
            <text:p>0.995950517350224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DASHETH</text:p>
          </table:table-cell>
          <table:table-cell office:value-type="float" office:value="0.993236586498801" calcext:value-type="float">
            <text:p>0.993236586498801</text:p>
          </table:table-cell>
          <table:table-cell office:value-type="float" office:value="0.00355070627262" calcext:value-type="float">
            <text:p>0.0035507062726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TGETH</text:p>
          </table:table-cell>
          <table:table-cell office:value-type="float" office:value="0.992030475879191" calcext:value-type="float">
            <text:p>0.992030475879191</text:p>
          </table:table-cell>
          <table:table-cell office:value-type="float" office:value="0.0014382185385" calcext:value-type="float">
            <text:p>0.0014382185385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EVXETH</text:p>
          </table:table-cell>
          <table:table-cell office:value-type="float" office:value="0.993296718709651" calcext:value-type="float">
            <text:p>0.993296718709651</text:p>
          </table:table-cell>
          <table:table-cell office:value-type="float" office:value="0.0059730157305" calcext:value-type="float">
            <text:p>0.0059730157305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REQETH</text:p>
          </table:table-cell>
          <table:table-cell office:value-type="float" office:value="0.990360041902322" calcext:value-type="float">
            <text:p>0.990360041902322</text:p>
          </table:table-cell>
          <table:table-cell office:value-type="float" office:value="0.00222204183474" calcext:value-type="float">
            <text:p>0.0022220418347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VIBETH</text:p>
          </table:table-cell>
          <table:table-cell office:value-type="float" office:value="0.986037112395648" calcext:value-type="float">
            <text:p>0.986037112395648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HSRETH</text:p>
          </table:table-cell>
          <table:table-cell office:value-type="float" office:value="0.993327900253045" calcext:value-type="float">
            <text:p>0.993327900253045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TRXETH</text:p>
          </table:table-cell>
          <table:table-cell office:value-type="float" office:value="0.99521325172963" calcext:value-type="float">
            <text:p>0.99521325172963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POWRETH</text:p>
          </table:table-cell>
          <table:table-cell office:value-type="float" office:value="0.989627254813365" calcext:value-type="float">
            <text:p>0.989627254813365</text:p>
          </table:table-cell>
          <table:table-cell office:value-type="float" office:value="0.00813451156884" calcext:value-type="float">
            <text:p>0.0081345115688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table:style-name="ce1" office:value-type="string" calcext:value-type="string">
            <text:p>ARKETH</text:p>
          </table:table-cell>
          <table:table-cell table:style-name="ce1" office:value-type="float" office:value="0.996258888066661" calcext:value-type="float">
            <text:p>0.996258888066661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YOYOETH</text:p>
          </table:table-cell>
          <table:table-cell office:value-type="float" office:value="0.992785740430898" calcext:value-type="float">
            <text:p>0.992785740430898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XRPETH</text:p>
          </table:table-cell>
          <table:table-cell office:value-type="float" office:value="0.997114973881964" calcext:value-type="float">
            <text:p>0.997114973881964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MODETH</text:p>
          </table:table-cell>
          <table:table-cell office:value-type="float" office:value="0.993791346044529" calcext:value-type="float">
            <text:p>0.993791346044529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ENJETH</text:p>
          </table:table-cell>
          <table:table-cell office:value-type="float" office:value="0.996424943108929" calcext:value-type="float">
            <text:p>0.996424943108929</text:p>
          </table:table-cell>
          <table:table-cell office:value-type="float" office:value="0.00179451" calcext:value-type="float">
            <text:p>0.00179451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TORJETH</text:p>
          </table:table-cell>
          <table:table-cell office:value-type="float" office:value="0.992090846110706" calcext:value-type="float">
            <text:p>0.992090846110706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VENBNB</text:p>
          </table:table-cell>
          <table:table-cell office:value-type="float" office:value="0.994306777910479" calcext:value-type="float">
            <text:p>0.994306777910479</text:p>
          </table:table-cell>
          <table:table-cell office:value-type="float" office:value="0.0033244" calcext:value-type="float">
            <text:p>0.00332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YOYOBNB</text:p>
          </table:table-cell>
          <table:table-cell office:value-type="float" office:value="0.98862171128227" calcext:value-type="float">
            <text:p>0.98862171128227</text:p>
          </table:table-cell>
          <table:table-cell office:value-type="float" office:value="0.017038944" calcext:value-type="float">
            <text:p>0.017038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POWRBNB</text:p>
          </table:table-cell>
          <table:table-cell office:value-type="float" office:value="0.988252375626803" calcext:value-type="float">
            <text:p>0.988252375626803</text:p>
          </table:table-cell>
          <table:table-cell office:value-type="float" office:value="0.017038944" calcext:value-type="float">
            <text:p>0.017038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VENETH</text:p>
          </table:table-cell>
          <table:table-cell office:value-type="float" office:value="0.995847850358603" calcext:value-type="float">
            <text:p>0.995847850358603</text:p>
          </table:table-cell>
          <table:table-cell office:value-type="float" office:value="0.0033244" calcext:value-type="float">
            <text:p>0.00332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KMDETH</text:p>
          </table:table-cell>
          <table:table-cell office:value-type="float" office:value="0.990681124161616" calcext:value-type="float">
            <text:p>0.990681124161616</text:p>
          </table:table-cell>
          <table:table-cell office:value-type="float" office:value="0.00423960093" calcext:value-type="float">
            <text:p>0.0042396009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table:style-name="ce1" office:value-type="string" calcext:value-type="string">
            <text:p>NULSBNB</text:p>
          </table:table-cell>
          <table:table-cell table:style-name="ce1" office:value-type="float" office:value="0.992107812017362" calcext:value-type="float">
            <text:p>0.992107812017362</text:p>
          </table:table-cell>
          <table:table-cell office:value-type="float" office:value="0.017038944" calcext:value-type="float">
            <text:p>0.017038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RCNETH</text:p>
          </table:table-cell>
          <table:table-cell office:value-type="float" office:value="0.991959121681195" calcext:value-type="float">
            <text:p>0.991959121681195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RCNBNB</text:p>
          </table:table-cell>
          <table:table-cell office:value-type="float" office:value="0.99407435944188" calcext:value-type="float">
            <text:p>0.99407435944188</text:p>
          </table:table-cell>
          <table:table-cell office:value-type="float" office:value="0.0105567686532" calcext:value-type="float">
            <text:p>0.010556768653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NULSETH</text:p>
          </table:table-cell>
          <table:table-cell office:value-type="float" office:value="0.993014032947774" calcext:value-type="float">
            <text:p>0.993014032947774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RDNETH</text:p>
          </table:table-cell>
          <table:table-cell office:value-type="float" office:value="0.993729230756795" calcext:value-type="float">
            <text:p>0.993729230756795</text:p>
          </table:table-cell>
          <table:table-cell office:value-type="float" office:value="0.004046988822" calcext:value-type="float">
            <text:p>0.00404698882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RDNBNB</text:p>
          </table:table-cell>
          <table:table-cell office:value-type="float" office:value="0.989307609717546" calcext:value-type="float">
            <text:p>0.989307609717546</text:p>
          </table:table-cell>
          <table:table-cell office:value-type="float" office:value="0.011381792912" calcext:value-type="float">
            <text:p>0.01138179291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XMRETH</text:p>
          </table:table-cell>
          <table:table-cell office:value-type="float" office:value="0.993303186050706" calcext:value-type="float">
            <text:p>0.993303186050706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DLTBNB</text:p>
          </table:table-cell>
          <table:table-cell office:value-type="float" office:value="0.98634917654623" calcext:value-type="float">
            <text:p>0.98634917654623</text:p>
          </table:table-cell>
          <table:table-cell office:value-type="float" office:value="0.00341816356" calcext:value-type="float">
            <text:p>0.0034181635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WTCBNB</text:p>
          </table:table-cell>
          <table:table-cell office:value-type="float" office:value="0.993240205820677" calcext:value-type="float">
            <text:p>0.993240205820677</text:p>
          </table:table-cell>
          <table:table-cell office:value-type="float" office:value="0.0063142248708" calcext:value-type="float">
            <text:p>0.006314224870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DLTETH</text:p>
          </table:table-cell>
          <table:table-cell office:value-type="float" office:value="0.992738755028417" calcext:value-type="float">
            <text:p>0.992738755028417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MBETH</text:p>
          </table:table-cell>
          <table:table-cell office:value-type="float" office:value="0.994840989170443" calcext:value-type="float">
            <text:p>0.994840989170443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MBBNB</text:p>
          </table:table-cell>
          <table:table-cell office:value-type="float" office:value="0.987539869129776" calcext:value-type="float">
            <text:p>0.987539869129776</text:p>
          </table:table-cell>
          <table:table-cell office:value-type="float" office:value="0.0084917392" calcext:value-type="float">
            <text:p>0.008491739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CCETH</text:p>
          </table:table-cell>
          <table:table-cell office:value-type="float" office:value="0.993476322655347" calcext:value-type="float">
            <text:p>0.993476322655347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CCBNB</text:p>
          </table:table-cell>
          <table:table-cell office:value-type="float" office:value="0.995207787000437" calcext:value-type="float">
            <text:p>0.995207787000437</text:p>
          </table:table-cell>
          <table:table-cell office:value-type="float" office:value="0.017038944" calcext:value-type="float">
            <text:p>0.017038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ATETH</text:p>
          </table:table-cell>
          <table:table-cell office:value-type="float" office:value="0.990580248340953" calcext:value-type="float">
            <text:p>0.990580248340953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ATBNB</text:p>
          </table:table-cell>
          <table:table-cell office:value-type="float" office:value="0.995519347788948" calcext:value-type="float">
            <text:p>0.995519347788948</text:p>
          </table:table-cell>
          <table:table-cell office:value-type="float" office:value="0.0077628262992" calcext:value-type="float">
            <text:p>0.007762826299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CPTETH</text:p>
          </table:table-cell>
          <table:table-cell office:value-type="float" office:value="0.994881906568108" calcext:value-type="float">
            <text:p>0.994881906568108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CPTBNB</text:p>
          </table:table-cell>
          <table:table-cell office:value-type="float" office:value="0.994331513077749" calcext:value-type="float">
            <text:p>0.994331513077749</text:p>
          </table:table-cell>
          <table:table-cell office:value-type="float" office:value="0.0084798126" calcext:value-type="float">
            <text:p>0.008479812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RNETH</text:p>
          </table:table-cell>
          <table:table-cell office:value-type="float" office:value="0.992536869617246" calcext:value-type="float">
            <text:p>0.992536869617246</text:p>
          </table:table-cell>
          <table:table-cell office:value-type="float" office:value="0.00551239530036" calcext:value-type="float">
            <text:p>0.0055123953003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GVTETH</text:p>
          </table:table-cell>
          <table:table-cell office:value-type="float" office:value="0.988703293520806" calcext:value-type="float">
            <text:p>0.988703293520806</text:p>
          </table:table-cell>
          <table:table-cell office:value-type="float" office:value="0.004966866" calcext:value-type="float">
            <text:p>0.00496686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CDTETH</text:p>
          </table:table-cell>
          <table:table-cell office:value-type="float" office:value="0.990537769535823" calcext:value-type="float">
            <text:p>0.990537769535823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GXSETH</text:p>
          </table:table-cell>
          <table:table-cell office:value-type="float" office:value="0.995547031896945" calcext:value-type="float">
            <text:p>0.995547031896945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NEOBNB</text:p>
          </table:table-cell>
          <table:table-cell office:value-type="float" office:value="0.994535676339068" calcext:value-type="float">
            <text:p>0.994535676339068</text:p>
          </table:table-cell>
          <table:table-cell office:value-type="float" office:value="0.001902" calcext:value-type="float">
            <text:p>0.00190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POEETH</text:p>
          </table:table-cell>
          <table:table-cell office:value-type="float" office:value="0.992436587807814" calcext:value-type="float">
            <text:p>0.992436587807814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QSPETH</text:p>
          </table:table-cell>
          <table:table-cell office:value-type="float" office:value="0.989776311986702" calcext:value-type="float">
            <text:p>0.989776311986702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QSPBNB</text:p>
          </table:table-cell>
          <table:table-cell office:value-type="float" office:value="0.986951082585985" calcext:value-type="float">
            <text:p>0.986951082585985</text:p>
          </table:table-cell>
          <table:table-cell office:value-type="float" office:value="0.00697461843232" calcext:value-type="float">
            <text:p>0.0069746184323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TSETH</text:p>
          </table:table-cell>
          <table:table-cell office:value-type="float" office:value="0.994403655214112" calcext:value-type="float">
            <text:p>0.994403655214112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TSBNB</text:p>
          </table:table-cell>
          <table:table-cell office:value-type="float" office:value="0.993222737486766" calcext:value-type="float">
            <text:p>0.993222737486766</text:p>
          </table:table-cell>
          <table:table-cell office:value-type="float" office:value="0.0064471792" calcext:value-type="float">
            <text:p>0.006447179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XZCETH</text:p>
          </table:table-cell>
          <table:table-cell office:value-type="float" office:value="0.994387908534574" calcext:value-type="float">
            <text:p>0.994387908534574</text:p>
          </table:table-cell>
          <table:table-cell office:value-type="float" office:value="0.0047311" calcext:value-type="float">
            <text:p>0.0047311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XZCBNB</text:p>
          </table:table-cell>
          <table:table-cell office:value-type="float" office:value="0.988829232738755" calcext:value-type="float">
            <text:p>0.988829232738755</text:p>
          </table:table-cell>
          <table:table-cell office:value-type="float" office:value="0.0047311" calcext:value-type="float">
            <text:p>0.0047311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LSKETH</text:p>
          </table:table-cell>
          <table:table-cell office:value-type="float" office:value="0.992713302612193" calcext:value-type="float">
            <text:p>0.992713302612193</text:p>
          </table:table-cell>
          <table:table-cell office:value-type="float" office:value="0.003039444" calcext:value-type="float">
            <text:p>0.0030394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LSKBNB</text:p>
          </table:table-cell>
          <table:table-cell office:value-type="float" office:value="0.994631089609651" calcext:value-type="float">
            <text:p>0.994631089609651</text:p>
          </table:table-cell>
          <table:table-cell office:value-type="float" office:value="0.003039444" calcext:value-type="float">
            <text:p>0.0030394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TNTETH</text:p>
          </table:table-cell>
          <table:table-cell office:value-type="float" office:value="0.992978702529497" calcext:value-type="float">
            <text:p>0.992978702529497</text:p>
          </table:table-cell>
          <table:table-cell office:value-type="float" office:value="0.00349798" calcext:value-type="float">
            <text:p>0.0034979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FUELETH</text:p>
          </table:table-cell>
          <table:table-cell office:value-type="float" office:value="0.990527263739029" calcext:value-type="float">
            <text:p>0.990527263739029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MANAETH</text:p>
          </table:table-cell>
          <table:table-cell office:value-type="float" office:value="0.995706158174088" calcext:value-type="float">
            <text:p>0.995706158174088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CDETH</text:p>
          </table:table-cell>
          <table:table-cell office:value-type="float" office:value="0.99170294956002" calcext:value-type="float">
            <text:p>0.99170294956002</text:p>
          </table:table-cell>
          <table:table-cell office:value-type="float" office:value="0.0025394161128" calcext:value-type="float">
            <text:p>0.002539416112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DGDETH</text:p>
          </table:table-cell>
          <table:table-cell office:value-type="float" office:value="0.993884845078468" calcext:value-type="float">
            <text:p>0.993884845078468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IOTABNB</text:p>
          </table:table-cell>
          <table:table-cell office:value-type="float" office:value="0.995471690164727" calcext:value-type="float">
            <text:p>0.995471690164727</text:p>
          </table:table-cell>
          <table:table-cell office:value-type="float" office:value="0.00236695167296" calcext:value-type="float">
            <text:p>0.0023669516729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DXETH</text:p>
          </table:table-cell>
          <table:table-cell office:value-type="float" office:value="0.994179727415489" calcext:value-type="float">
            <text:p>0.994179727415489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DXBNB</text:p>
          </table:table-cell>
          <table:table-cell office:value-type="float" office:value="0.995525075418818" calcext:value-type="float">
            <text:p>0.995525075418818</text:p>
          </table:table-cell>
          <table:table-cell office:value-type="float" office:value="0.010387591536" calcext:value-type="float">
            <text:p>0.01038759153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DAETH</text:p>
          </table:table-cell>
          <table:table-cell office:value-type="float" office:value="0.996447480615259" calcext:value-type="float">
            <text:p>0.996447480615259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PPTETH</text:p>
          </table:table-cell>
          <table:table-cell office:value-type="float" office:value="0.991876547286332" calcext:value-type="float">
            <text:p>0.991876547286332</text:p>
          </table:table-cell>
          <table:table-cell office:value-type="float" office:value="0.0011732262156" calcext:value-type="float">
            <text:p>0.001173226215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CMTETH</text:p>
          </table:table-cell>
          <table:table-cell office:value-type="float" office:value="0.993258467999938" calcext:value-type="float">
            <text:p>0.993258467999938</text:p>
          </table:table-cell>
          <table:table-cell office:value-type="float" office:value="0.0046748239344" calcext:value-type="float">
            <text:p>0.00467482393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CMTBNB</text:p>
          </table:table-cell>
          <table:table-cell office:value-type="float" office:value="0.992123668997384" calcext:value-type="float">
            <text:p>0.992123668997384</text:p>
          </table:table-cell>
          <table:table-cell office:value-type="float" office:value="0.00486771775336" calcext:value-type="float">
            <text:p>0.0048677177533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XLMETH</text:p>
          </table:table-cell>
          <table:table-cell office:value-type="float" office:value="0.995036935079508" calcext:value-type="float">
            <text:p>0.995036935079508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XLMBNB</text:p>
          </table:table-cell>
          <table:table-cell office:value-type="float" office:value="0.994929330934116" calcext:value-type="float">
            <text:p>0.994929330934116</text:p>
          </table:table-cell>
          <table:table-cell office:value-type="float" office:value="0.00163298734592" calcext:value-type="float">
            <text:p>0.0016329873459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CNDETH</text:p>
          </table:table-cell>
          <table:table-cell office:value-type="float" office:value="0.9963182859307" calcext:value-type="float">
            <text:p>0.9963182859307</text:p>
          </table:table-cell>
          <table:table-cell office:value-type="float" office:value="0.00364919961666" calcext:value-type="float">
            <text:p>0.0036491996166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CNDBNB</text:p>
          </table:table-cell>
          <table:table-cell office:value-type="float" office:value="0.984886775851684" calcext:value-type="float">
            <text:p>0.984886775851684</text:p>
          </table:table-cell>
          <table:table-cell office:value-type="float" office:value="0.017038944" calcext:value-type="float">
            <text:p>0.017038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LENDETH</text:p>
          </table:table-cell>
          <table:table-cell office:value-type="float" office:value="0.990448296907104" calcext:value-type="float">
            <text:p>0.990448296907104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WABIETH</text:p>
          </table:table-cell>
          <table:table-cell office:value-type="float" office:value="0.996039298317845" calcext:value-type="float">
            <text:p>0.996039298317845</text:p>
          </table:table-cell>
          <table:table-cell office:value-type="float" office:value="0.0024174" calcext:value-type="float">
            <text:p>0.002417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WABIBNB</text:p>
          </table:table-cell>
          <table:table-cell office:value-type="float" office:value="0.992894632424593" calcext:value-type="float">
            <text:p>0.992894632424593</text:p>
          </table:table-cell>
          <table:table-cell office:value-type="float" office:value="0.0024174" calcext:value-type="float">
            <text:p>0.002417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LTCETH</text:p>
          </table:table-cell>
          <table:table-cell office:value-type="float" office:value="0.995355695683472" calcext:value-type="float">
            <text:p>0.995355695683472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LTCBNB</text:p>
          </table:table-cell>
          <table:table-cell office:value-type="float" office:value="0.993104646503873" calcext:value-type="float">
            <text:p>0.993104646503873</text:p>
          </table:table-cell>
          <table:table-cell office:value-type="float" office:value="0.017038944" calcext:value-type="float">
            <text:p>0.017038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TNBETH</text:p>
          </table:table-cell>
          <table:table-cell office:value-type="float" office:value="0.993828534485104" calcext:value-type="float">
            <text:p>0.993828534485104</text:p>
          </table:table-cell>
          <table:table-cell office:value-type="float" office:value="0.007808951904" calcext:value-type="float">
            <text:p>0.00780895190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WAVESETH</text:p>
          </table:table-cell>
          <table:table-cell office:value-type="float" office:value="0.994241284722068" calcext:value-type="float">
            <text:p>0.994241284722068</text:p>
          </table:table-cell>
          <table:table-cell office:value-type="float" office:value="0.00610126036263" calcext:value-type="float">
            <text:p>0.0061012603626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WAVESBNB</text:p>
          </table:table-cell>
          <table:table-cell office:value-type="float" office:value="0.990059028279948" calcext:value-type="float">
            <text:p>0.990059028279948</text:p>
          </table:table-cell>
          <table:table-cell office:value-type="float" office:value="0.00474729794" calcext:value-type="float">
            <text:p>0.0047472979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GTOETH</text:p>
          </table:table-cell>
          <table:table-cell office:value-type="float" office:value="0.991976685975349" calcext:value-type="float">
            <text:p>0.991976685975349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GTOBNB</text:p>
          </table:table-cell>
          <table:table-cell office:value-type="float" office:value="0.991885827784166" calcext:value-type="float">
            <text:p>0.991885827784166</text:p>
          </table:table-cell>
          <table:table-cell office:value-type="float" office:value="0.017038944" calcext:value-type="float">
            <text:p>0.017038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ICXETH</text:p>
          </table:table-cell>
          <table:table-cell office:value-type="float" office:value="0.996046535400638" calcext:value-type="float">
            <text:p>0.996046535400638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ICXBNB</text:p>
          </table:table-cell>
          <table:table-cell office:value-type="float" office:value="0.992539072417476" calcext:value-type="float">
            <text:p>0.992539072417476</text:p>
          </table:table-cell>
          <table:table-cell office:value-type="float" office:value="0.00664277544" calcext:value-type="float">
            <text:p>0.006642775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OSTETH</text:p>
          </table:table-cell>
          <table:table-cell office:value-type="float" office:value="0.988939356909525" calcext:value-type="float">
            <text:p>0.988939356909525</text:p>
          </table:table-cell>
          <table:table-cell office:value-type="float" office:value="0.00177463" calcext:value-type="float">
            <text:p>0.0017746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OSTBNB</text:p>
          </table:table-cell>
          <table:table-cell office:value-type="float" office:value="0.988891789152543" calcext:value-type="float">
            <text:p>0.988891789152543</text:p>
          </table:table-cell>
          <table:table-cell office:value-type="float" office:value="0.00177463" calcext:value-type="float">
            <text:p>0.0017746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ELFETH</text:p>
          </table:table-cell>
          <table:table-cell office:value-type="float" office:value="0.995210863825946" calcext:value-type="float">
            <text:p>0.995210863825946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IONETH</text:p>
          </table:table-cell>
          <table:table-cell office:value-type="float" office:value="0.991459526489663" calcext:value-type="float">
            <text:p>0.991459526489663</text:p>
          </table:table-cell>
          <table:table-cell office:value-type="float" office:value="0.00449674939476" calcext:value-type="float">
            <text:p>0.0044967493947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IONBNB</text:p>
          </table:table-cell>
          <table:table-cell office:value-type="float" office:value="0.98781322394527" calcext:value-type="float">
            <text:p>0.98781322394527</text:p>
          </table:table-cell>
          <table:table-cell office:value-type="float" office:value="0.006145027308" calcext:value-type="float">
            <text:p>0.00614502730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NEBLETH</text:p>
          </table:table-cell>
          <table:table-cell office:value-type="float" office:value="0.99702777625979" calcext:value-type="float">
            <text:p>0.99702777625979</text:p>
          </table:table-cell>
          <table:table-cell office:value-type="float" office:value="0.007452152" calcext:value-type="float">
            <text:p>0.00745215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NEBLBNB</text:p>
          </table:table-cell>
          <table:table-cell office:value-type="float" office:value="0.995728332882538" calcext:value-type="float">
            <text:p>0.995728332882538</text:p>
          </table:table-cell>
          <table:table-cell office:value-type="float" office:value="0.007452152" calcext:value-type="float">
            <text:p>0.00745215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RDETH</text:p>
          </table:table-cell>
          <table:table-cell office:value-type="float" office:value="0.992690640643896" calcext:value-type="float">
            <text:p>0.992690640643896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RDBNB</text:p>
          </table:table-cell>
          <table:table-cell office:value-type="float" office:value="0.99355013175038" calcext:value-type="float">
            <text:p>0.99355013175038</text:p>
          </table:table-cell>
          <table:table-cell office:value-type="float" office:value="0.0030536116968" calcext:value-type="float">
            <text:p>0.003053611696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MCOBNB</text:p>
          </table:table-cell>
          <table:table-cell office:value-type="float" office:value="0.987859651255291" calcext:value-type="float">
            <text:p>0.987859651255291</text:p>
          </table:table-cell>
          <table:table-cell office:value-type="float" office:value="0.00668335586688" calcext:value-type="float">
            <text:p>0.0066833558668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EDOETH</text:p>
          </table:table-cell>
          <table:table-cell office:value-type="float" office:value="0.99147435238522" calcext:value-type="float">
            <text:p>0.99147435238522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WINGSETH</text:p>
          </table:table-cell>
          <table:table-cell office:value-type="float" office:value="0.994601179797284" calcext:value-type="float">
            <text:p>0.994601179797284</text:p>
          </table:table-cell>
          <table:table-cell office:value-type="float" office:value="0.0011178094269" calcext:value-type="float">
            <text:p>0.0011178094269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NAVETH</text:p>
          </table:table-cell>
          <table:table-cell office:value-type="float" office:value="0.992798131191351" calcext:value-type="float">
            <text:p>0.992798131191351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NAVBNB</text:p>
          </table:table-cell>
          <table:table-cell office:value-type="float" office:value="0.98019680700261" calcext:value-type="float">
            <text:p>0.98019680700261</text:p>
          </table:table-cell>
          <table:table-cell office:value-type="float" office:value="0.0108467" calcext:value-type="float">
            <text:p>0.0108467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LUNETH</text:p>
          </table:table-cell>
          <table:table-cell office:value-type="float" office:value="0.991362852237369" calcext:value-type="float">
            <text:p>0.991362852237369</text:p>
          </table:table-cell>
          <table:table-cell office:value-type="float" office:value="0.0005731089147" calcext:value-type="float">
            <text:p>0.0005731089147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TRIGETH</text:p>
          </table:table-cell>
          <table:table-cell office:value-type="float" office:value="0.990028779380296" calcext:value-type="float">
            <text:p>0.990028779380296</text:p>
          </table:table-cell>
          <table:table-cell office:value-type="float" office:value="0.0046944" calcext:value-type="float">
            <text:p>0.0046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TRIGBNB</text:p>
          </table:table-cell>
          <table:table-cell office:value-type="float" office:value="0.993801532185643" calcext:value-type="float">
            <text:p>0.993801532185643</text:p>
          </table:table-cell>
          <table:table-cell office:value-type="float" office:value="0.0046944" calcext:value-type="float">
            <text:p>0.0046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PPCETH</text:p>
          </table:table-cell>
          <table:table-cell office:value-type="float" office:value="0.993076142536752" calcext:value-type="float">
            <text:p>0.993076142536752</text:p>
          </table:table-cell>
          <table:table-cell office:value-type="float" office:value="0.0024844701816" calcext:value-type="float">
            <text:p>0.002484470181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PPCBNB</text:p>
          </table:table-cell>
          <table:table-cell office:value-type="float" office:value="0.987994080105194" calcext:value-type="float">
            <text:p>0.987994080105194</text:p>
          </table:table-cell>
          <table:table-cell office:value-type="float" office:value="0.0021225838172" calcext:value-type="float">
            <text:p>0.002122583817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VIBEETH</text:p>
          </table:table-cell>
          <table:table-cell office:value-type="float" office:value="0.99395938801111" calcext:value-type="float">
            <text:p>0.99395938801111</text:p>
          </table:table-cell>
          <table:table-cell office:value-type="float" office:value="0.0081830889954" calcext:value-type="float">
            <text:p>0.008183088995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RLCETH</text:p>
          </table:table-cell>
          <table:table-cell office:value-type="float" office:value="0.993903682790745" calcext:value-type="float">
            <text:p>0.993903682790745</text:p>
          </table:table-cell>
          <table:table-cell office:value-type="float" office:value="0.00742639" calcext:value-type="float">
            <text:p>0.00742639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RLCBNB</text:p>
          </table:table-cell>
          <table:table-cell office:value-type="float" office:value="0.98565914216332" calcext:value-type="float">
            <text:p>0.98565914216332</text:p>
          </table:table-cell>
          <table:table-cell office:value-type="float" office:value="0.00742639" calcext:value-type="float">
            <text:p>0.00742639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INSETH</text:p>
          </table:table-cell>
          <table:table-cell office:value-type="float" office:value="0.988957319662352" calcext:value-type="float">
            <text:p>0.988957319662352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PIVXETH</text:p>
          </table:table-cell>
          <table:table-cell office:value-type="float" office:value="0.991377020339317" calcext:value-type="float">
            <text:p>0.991377020339317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PIVXBNB</text:p>
          </table:table-cell>
          <table:table-cell office:value-type="float" office:value="0.991209568686856" calcext:value-type="float">
            <text:p>0.991209568686856</text:p>
          </table:table-cell>
          <table:table-cell office:value-type="float" office:value="0.0063253609076" calcext:value-type="float">
            <text:p>0.006325360907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IOSTETH</text:p>
          </table:table-cell>
          <table:table-cell office:value-type="float" office:value="0.994526573679143" calcext:value-type="float">
            <text:p>0.994526573679143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CHATETH</text:p>
          </table:table-cell>
          <table:table-cell office:value-type="float" office:value="0.993543472090108" calcext:value-type="float">
            <text:p>0.993543472090108</text:p>
          </table:table-cell>
          <table:table-cell office:value-type="float" office:value="0.00512609501802" calcext:value-type="float">
            <text:p>0.0051260950180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TEEMETH</text:p>
          </table:table-cell>
          <table:table-cell office:value-type="float" office:value="0.989003028541982" calcext:value-type="float">
            <text:p>0.989003028541982</text:p>
          </table:table-cell>
          <table:table-cell office:value-type="float" office:value="0.007482468" calcext:value-type="float">
            <text:p>0.00748246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TEEMBNB</text:p>
          </table:table-cell>
          <table:table-cell office:value-type="float" office:value="0.99199681794543" calcext:value-type="float">
            <text:p>0.99199681794543</text:p>
          </table:table-cell>
          <table:table-cell office:value-type="float" office:value="0.007482468" calcext:value-type="float">
            <text:p>0.00748246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NANOETH</text:p>
          </table:table-cell>
          <table:table-cell office:value-type="float" office:value="0.993408201908219" calcext:value-type="float">
            <text:p>0.993408201908219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NANOBNB</text:p>
          </table:table-cell>
          <table:table-cell office:value-type="float" office:value="0.992614708833558" calcext:value-type="float">
            <text:p>0.992614708833558</text:p>
          </table:table-cell>
          <table:table-cell office:value-type="float" office:value="0.00484697024" calcext:value-type="float">
            <text:p>0.0048469702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VIAETH</text:p>
          </table:table-cell>
          <table:table-cell office:value-type="float" office:value="0.990676113600076" calcext:value-type="float">
            <text:p>0.990676113600076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VIABNB</text:p>
          </table:table-cell>
          <table:table-cell office:value-type="float" office:value="0.992629596416556" calcext:value-type="float">
            <text:p>0.992629596416556</text:p>
          </table:table-cell>
          <table:table-cell office:value-type="float" office:value="0.008354685528" calcext:value-type="float">
            <text:p>0.00835468552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LZETH</text:p>
          </table:table-cell>
          <table:table-cell office:value-type="float" office:value="0.994784440777525" calcext:value-type="float">
            <text:p>0.994784440777525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BLZBNB</text:p>
          </table:table-cell>
          <table:table-cell office:value-type="float" office:value="0.990769049457499" calcext:value-type="float">
            <text:p>0.990769049457499</text:p>
          </table:table-cell>
          <table:table-cell office:value-type="float" office:value="0.017038944" calcext:value-type="float">
            <text:p>0.017038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EETH</text:p>
          </table:table-cell>
          <table:table-cell office:value-type="float" office:value="0.993596034450509" calcext:value-type="float">
            <text:p>0.993596034450509</text:p>
          </table:table-cell>
          <table:table-cell office:value-type="float" office:value="0.001399882" calcext:value-type="float">
            <text:p>0.00139988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AEBNB</text:p>
          </table:table-cell>
          <table:table-cell office:value-type="float" office:value="0.991559050037294" calcext:value-type="float">
            <text:p>0.991559050037294</text:p>
          </table:table-cell>
          <table:table-cell office:value-type="float" office:value="0.001399882" calcext:value-type="float">
            <text:p>0.001399882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RPXETH</text:p>
          </table:table-cell>
          <table:table-cell office:value-type="float" office:value="0.99395233705353" calcext:value-type="float">
            <text:p>0.99395233705353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RPXBNB</text:p>
          </table:table-cell>
          <table:table-cell office:value-type="float" office:value="0.98525433325743" calcext:value-type="float">
            <text:p>0.98525433325743</text:p>
          </table:table-cell>
          <table:table-cell office:value-type="float" office:value="0.0099323021" calcext:value-type="float">
            <text:p>0.0099323021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NCASHETH</text:p>
          </table:table-cell>
          <table:table-cell office:value-type="float" office:value="0.995765648581223" calcext:value-type="float">
            <text:p>0.995765648581223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NCASHBNB</text:p>
          </table:table-cell>
          <table:table-cell office:value-type="float" office:value="0.990636778258295" calcext:value-type="float">
            <text:p>0.990636778258295</text:p>
          </table:table-cell>
          <table:table-cell office:value-type="float" office:value="0.00752960896254" calcext:value-type="float">
            <text:p>0.0075296089625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POAETH</text:p>
          </table:table-cell>
          <table:table-cell office:value-type="float" office:value="0.993307522393447" calcext:value-type="float">
            <text:p>0.993307522393447</text:p>
          </table:table-cell>
          <table:table-cell office:value-type="float" office:value="0.00117463439343" calcext:value-type="float">
            <text:p>0.0011746343934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POABNB</text:p>
          </table:table-cell>
          <table:table-cell office:value-type="float" office:value="0.994107598694866" calcext:value-type="float">
            <text:p>0.994107598694866</text:p>
          </table:table-cell>
          <table:table-cell office:value-type="float" office:value="0.00951757537136" calcext:value-type="float">
            <text:p>0.0095175753713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ZILETH</text:p>
          </table:table-cell>
          <table:table-cell office:value-type="float" office:value="0.994809668270112" calcext:value-type="float">
            <text:p>0.994809668270112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ZILBNB</text:p>
          </table:table-cell>
          <table:table-cell office:value-type="float" office:value="0.994008248633801" calcext:value-type="float">
            <text:p>0.994008248633801</text:p>
          </table:table-cell>
          <table:table-cell office:value-type="float" office:value="0.017038944" calcext:value-type="float">
            <text:p>0.017038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ONTETH</text:p>
          </table:table-cell>
          <table:table-cell office:value-type="float" office:value="0.995029788116957" calcext:value-type="float">
            <text:p>0.995029788116957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ONTBNB</text:p>
          </table:table-cell>
          <table:table-cell office:value-type="float" office:value="0.99447254743371" calcext:value-type="float">
            <text:p>0.99447254743371</text:p>
          </table:table-cell>
          <table:table-cell office:value-type="float" office:value="0.017038944" calcext:value-type="float">
            <text:p>0.017038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TORMETH</text:p>
          </table:table-cell>
          <table:table-cell office:value-type="float" office:value="0.995394172258597" calcext:value-type="float">
            <text:p>0.995394172258597</text:p>
          </table:table-cell>
          <table:table-cell office:value-type="float" office:value="0.00602836032105" calcext:value-type="float">
            <text:p>0.00602836032105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TORMBNB</text:p>
          </table:table-cell>
          <table:table-cell office:value-type="float" office:value="0.989410953107812" calcext:value-type="float">
            <text:p>0.989410953107812</text:p>
          </table:table-cell>
          <table:table-cell office:value-type="float" office:value="0.017038944" calcext:value-type="float">
            <text:p>0.017038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QTUMBNB</text:p>
          </table:table-cell>
          <table:table-cell office:value-type="float" office:value="0.991190569898087" calcext:value-type="float">
            <text:p>0.991190569898087</text:p>
          </table:table-cell>
          <table:table-cell office:value-type="float" office:value="0.01238351520196" calcext:value-type="float">
            <text:p>0.0123835152019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XEMETH</text:p>
          </table:table-cell>
          <table:table-cell office:value-type="float" office:value="0.994910511951277" calcext:value-type="float">
            <text:p>0.994910511951277</text:p>
          </table:table-cell>
          <table:table-cell office:value-type="float" office:value="0.0059778" calcext:value-type="float">
            <text:p>0.005977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XEMBNB</text:p>
          </table:table-cell>
          <table:table-cell office:value-type="float" office:value="0.991936419324086" calcext:value-type="float">
            <text:p>0.991936419324086</text:p>
          </table:table-cell>
          <table:table-cell office:value-type="float" office:value="0.00175375814208" calcext:value-type="float">
            <text:p>0.0017537581420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WANETH</text:p>
          </table:table-cell>
          <table:table-cell office:value-type="float" office:value="0.993642005599724" calcext:value-type="float">
            <text:p>0.993642005599724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WANBNB</text:p>
          </table:table-cell>
          <table:table-cell office:value-type="float" office:value="0.990003468377672" calcext:value-type="float">
            <text:p>0.990003468377672</text:p>
          </table:table-cell>
          <table:table-cell office:value-type="float" office:value="0.0057094712836" calcext:value-type="float">
            <text:p>0.0057094712836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WPRETH</text:p>
          </table:table-cell>
          <table:table-cell office:value-type="float" office:value="0.990608654111928" calcext:value-type="float">
            <text:p>0.990608654111928</text:p>
          </table:table-cell>
          <table:table-cell office:value-type="float" office:value="0.0038801671488" calcext:value-type="float">
            <text:p>0.003880167148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QLCETH</text:p>
          </table:table-cell>
          <table:table-cell office:value-type="float" office:value="0.99156668711223" calcext:value-type="float">
            <text:p>0.99156668711223</text:p>
          </table:table-cell>
          <table:table-cell office:value-type="float" office:value="0.00736923252438" calcext:value-type="float">
            <text:p>0.00736923252438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YSETH</text:p>
          </table:table-cell>
          <table:table-cell office:value-type="float" office:value="0.989344906070636" calcext:value-type="float">
            <text:p>0.989344906070636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SYSBNB</text:p>
          </table:table-cell>
          <table:table-cell office:value-type="float" office:value="0.994318870892625" calcext:value-type="float">
            <text:p>0.994318870892625</text:p>
          </table:table-cell>
          <table:table-cell office:value-type="float" office:value="0.01538741" calcext:value-type="float">
            <text:p>0.01538741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QLCBNB</text:p>
          </table:table-cell>
          <table:table-cell office:value-type="float" office:value="0.993297100283379" calcext:value-type="float">
            <text:p>0.993297100283379</text:p>
          </table:table-cell>
          <table:table-cell office:value-type="float" office:value="0.017038944" calcext:value-type="float">
            <text:p>0.017038944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  <table:table-row table:style-name="ro1">
          <table:table-cell office:value-type="string" calcext:value-type="string">
            <text:p>GRSETH</text:p>
          </table:table-cell>
          <table:table-cell office:value-type="float" office:value="0.988315152188938" calcext:value-type="float">
            <text:p>0.988315152188938</text:p>
          </table:table-cell>
          <table:table-cell office:value-type="float" office:value="0.0087983" calcext:value-type="float">
            <text:p>0.0087983</text:p>
          </table:table-cell>
          <table:table-cell office:value-type="string" calcext:value-type="string">
            <text:p>Sat Apr 14 01:17:20 2018</text:p>
          </table:table-cell>
          <table:table-cell table:number-columns-repeated="295"/>
        </table:table-row>
      </table:table>
      <table:table table:name="ARKETH Cross Check" table:style-name="ta1">
        <table:table-column table:style-name="co67" table:default-cell-style-name="Default"/>
        <table:table-column table:style-name="co66" table:number-columns-repeated="5" table:default-cell-style-name="Default"/>
        <table:table-row table:style-name="ro1">
          <table:table-cell table:style-name="ce1" office:value-type="string" calcext:value-type="string">
            <text:p>ARKETH</text:p>
          </table:table-cell>
          <table:table-cell table:style-name="ce1" office:value-type="float" office:value="0.996258888066661" calcext:value-type="float">
            <text:p>0.996258888066661</text:p>
          </table:table-cell>
          <table:table-cell office:value-type="string" calcext:value-type="string">
            <text:p>Calculate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nual Math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ded by ETHBTC Ask price</text:p>
          </table:table-cell>
          <table:table-cell office:value-type="float" office:value="0.062845" calcext:value-type="float">
            <text:p>0.062845</text:p>
          </table:table-cell>
          <table:table-cell table:number-columns-repeated="3"/>
          <table:table-cell office:value-type="string" calcext:value-type="string">
            <text:p>{'askQty': '0.14000000', 'bidQty': '1.05300000', 'symbol': 'ETHBTC', 'bidPrice': '0.06278100', 'askPrice': '0.06284500'}</text:p>
          </table:table-cell>
        </table:table-row>
        <table:table-row table:style-name="ro1">
          <table:table-cell office:value-type="string" calcext:value-type="string">
            <text:p>Amount of ETH</text:p>
          </table:table-cell>
          <table:table-cell table:formula="of:=[.B4]/[.B5]" office:value-type="float" office:value="15.9121648500278" calcext:value-type="float">
            <text:p>15.9121648500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 fee</text:p>
          </table:table-cell>
          <table:table-cell table:formula="of:=[.B6]/1.001" office:value-type="float" office:value="15.8962685814464" calcext:value-type="float">
            <text:p>15.8962685814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ded by ARKETH ask price</text:p>
          </table:table-cell>
          <table:table-cell office:value-type="float" office:value="0.005161" calcext:value-type="float">
            <text:p>0.005161</text:p>
          </table:table-cell>
          <table:table-cell table:number-columns-repeated="3"/>
          <table:table-cell office:value-type="string" calcext:value-type="string">
            <text:p>{'askQty': '192.26000000', 'bidQty': '2.71000000', 'symbol': 'ARKETH', 'bidPrice': '0.00514900', 'askPrice': '0.00516100'}</text:p>
          </table:table-cell>
        </table:table-row>
        <table:table-row table:style-name="ro1">
          <table:table-cell office:value-type="string" calcext:value-type="string">
            <text:p>Amount of ARK</text:p>
          </table:table-cell>
          <table:table-cell table:formula="of:=[.B7]/[.B8]" office:value-type="float" office:value="3080.07529189041" calcext:value-type="float">
            <text:p>3080.07529189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 fee</text:p>
          </table:table-cell>
          <table:table-cell table:formula="of:=[.B9]/1.001" office:value-type="float" office:value="3076.99829359681" calcext:value-type="float">
            <text:p>3076.99829359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 ARKBTC bid</text:p>
          </table:table-cell>
          <table:table-cell office:value-type="float" office:value="0.0003241" calcext:value-type="float">
            <text:p>0.0003241</text:p>
          </table:table-cell>
          <table:table-cell table:number-columns-repeated="3"/>
          <table:table-cell office:value-type="string" calcext:value-type="string">
            <text:p>{'askQty': '44.36000000', 'bidQty': '211.34000000', 'symbol': 'ARKBTC', 'bidPrice': '0.00032410', 'askPrice': '0.00032560'}</text:p>
          </table:table-cell>
        </table:table-row>
        <table:table-row table:style-name="ro1">
          <table:table-cell office:value-type="string" calcext:value-type="string">
            <text:p>BTC amount</text:p>
          </table:table-cell>
          <table:table-cell table:formula="of:=[.B10]*[.B11]" office:value-type="float" office:value="0.997255146954727" calcext:value-type="float">
            <text:p>0.997255146954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 fee</text:p>
          </table:table-cell>
          <table:table-cell table:formula="of:=[.B12]/1.001" office:value-type="float" office:value="0.99625888806666" calcext:value-type="float">
            <text:p>0.99625888806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ce?</text:p>
          </table:table-cell>
          <table:table-cell table:formula="of:=[.B13]-[.B1]" office:value-type="float" office:value="0" calcext:value-type="float">
            <text:p>0</text:p>
          </table:table-cell>
          <table:table-cell table:number-columns-repeated="4"/>
        </table:table-row>
      </table:table>
      <table:table table:name="NULSBNB Cross Check" table:style-name="ta1">
        <table:table-column table:style-name="co67" table:default-cell-style-name="Default"/>
        <table:table-column table:style-name="co66" table:number-columns-repeated="3" table:default-cell-style-name="Default"/>
        <table:table-row table:style-name="ro1">
          <table:table-cell table:style-name="ce1" office:value-type="string" calcext:value-type="string">
            <text:p>NULSBNB</text:p>
          </table:table-cell>
          <table:table-cell table:style-name="ce1" office:value-type="float" office:value="0.992107812017362" calcext:value-type="float">
            <text:p>0.992107812017362</text:p>
          </table:table-cell>
          <table:table-cell office:value-type="string" calcext:value-type="string">
            <text:p>Calculate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nual Math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ded by BNBBTC Ask price</text:p>
          </table:table-cell>
          <table:table-cell office:value-type="float" office:value="0.0017056" calcext:value-type="float">
            <text:p>0.0017056</text:p>
          </table:table-cell>
          <table:table-cell/>
          <table:table-cell office:value-type="string" calcext:value-type="string">
            <text:p>{'askQty': '9.99000000', 'bidQty': '0.82000000', 'symbol': 'BNBBTC', 'bidPrice': '0.00170380', 'askPrice': '0.00170560'}</text:p>
          </table:table-cell>
        </table:table-row>
        <table:table-row table:style-name="ro1">
          <table:table-cell office:value-type="string" calcext:value-type="string">
            <text:p>Amount of BNB</text:p>
          </table:table-cell>
          <table:table-cell table:formula="of:=[.B4]/[.B5]" office:value-type="float" office:value="586.303939962477" calcext:value-type="float">
            <text:p>586.303939962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 fee</text:p>
          </table:table-cell>
          <table:table-cell table:formula="of:=[.B6]/1.001" office:value-type="float" office:value="585.718221740736" calcext:value-type="float">
            <text:p>585.718221740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ded by NULSBNB ask price</text:p>
          </table:table-cell>
          <table:table-cell office:value-type="float" office:value="0.1691" calcext:value-type="float">
            <text:p>0.1691</text:p>
          </table:table-cell>
          <table:table-cell/>
          <table:table-cell office:value-type="string" calcext:value-type="string">
            <text:p>{'askQty': '62.95000000', 'bidQty': '100.00000000', 'symbol': 'NULSBNB', 'bidPrice': '0.16756000', 'askPrice': '0.16910000'}</text:p>
          </table:table-cell>
        </table:table-row>
        <table:table-row table:style-name="ro1">
          <table:table-cell office:value-type="string" calcext:value-type="string">
            <text:p>Amount of NULS</text:p>
          </table:table-cell>
          <table:table-cell table:formula="of:=[.B7]/[.B8]" office:value-type="float" office:value="3463.73874477076" calcext:value-type="float">
            <text:p>3463.73874477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 fee</text:p>
          </table:table-cell>
          <table:table-cell table:formula="of:=[.B9]/1.001" office:value-type="float" office:value="3460.27846630446" calcext:value-type="float">
            <text:p>3460.27846630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 NULSBTC bid</text:p>
          </table:table-cell>
          <table:table-cell office:value-type="float" office:value="0.000287" calcext:value-type="float">
            <text:p>0.000287</text:p>
          </table:table-cell>
          <table:table-cell/>
          <table:table-cell office:value-type="string" calcext:value-type="string">
            <text:p>{'askQty': '282.00000000', 'bidQty': '100.00000000', 'symbol': 'NULSBTC', 'bidPrice': '0.00028700', 'askPrice': '0.00028702'}</text:p>
          </table:table-cell>
        </table:table-row>
        <table:table-row table:style-name="ro1">
          <table:table-cell office:value-type="string" calcext:value-type="string">
            <text:p>BTC amount</text:p>
          </table:table-cell>
          <table:table-cell table:formula="of:=[.B10]*[.B11]" office:value-type="float" office:value="0.993099919829379" calcext:value-type="float">
            <text:p>0.993099919829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 fee</text:p>
          </table:table-cell>
          <table:table-cell table:formula="of:=[.B12]/1.001" office:value-type="float" office:value="0.992107812017362" calcext:value-type="float">
            <text:p>0.992107812017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?</text:p>
          </table:table-cell>
          <table:table-cell table:formula="of:=[.B13]-[.B1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4T01:37:38.305422761</dc:date>
    <meta:editing-duration>PT3M33S</meta:editing-duration>
    <meta:editing-cycles>1</meta:editing-cycles>
    <meta:document-statistic meta:table-count="3" meta:cell-count="1041" meta:object-count="0"/>
    <meta:generator>LibreOffice/5.3.1.2$Linux_X86_64 LibreOffice_project/30m0$Build-2</meta:generator>
  </office:meta>
</office:document-meta>
</file>